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4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191ce8" style:font-size-asian="16pt" style:font-size-complex="16pt"/>
    </style:style>
    <style:style style:name="P6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0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8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9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1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1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1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1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1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17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18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2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21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officeooo:paragraph-rsid="00931601"/>
    </style:style>
    <style:style style:name="P123" style:family="paragraph" style:parent-style-name="Standard">
      <style:paragraph-properties fo:text-align="start" style:justify-single-word="false"/>
      <style:text-properties officeooo:paragraph-rsid="0063a4d7"/>
    </style:style>
    <style:style style:name="P124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25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26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28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e06bf"/>
    </style:style>
    <style:style style:name="T17" style:family="text">
      <style:text-properties fo:color="#c9211e" loext:opacity="100%" style:font-name="Futura Std Condensed" officeooo:rsid="001362f7"/>
    </style:style>
    <style:style style:name="T18" style:family="text">
      <style:text-properties fo:color="#c9211e" loext:opacity="100%" style:font-name="Futura Std Condensed" officeooo:rsid="0013b1f0"/>
    </style:style>
    <style:style style:name="T19" style:family="text">
      <style:text-properties fo:color="#c9211e" loext:opacity="100%" style:font-name="Futura Std Condensed" officeooo:rsid="0014442c"/>
    </style:style>
    <style:style style:name="T20" style:family="text">
      <style:text-properties fo:color="#c9211e" loext:opacity="100%" style:font-name="Futura Std Condensed" officeooo:rsid="00145467"/>
    </style:style>
    <style:style style:name="T21" style:family="text">
      <style:text-properties fo:color="#c9211e" loext:opacity="100%" style:font-name="Futura Std Condensed" officeooo:rsid="00155c6b"/>
    </style:style>
    <style:style style:name="T22" style:family="text">
      <style:text-properties fo:color="#c9211e" loext:opacity="100%" style:font-name="Futura Std Condensed" officeooo:rsid="0018b4d5"/>
    </style:style>
    <style:style style:name="T23" style:family="text">
      <style:text-properties fo:color="#c9211e" loext:opacity="100%" style:font-name="Futura Std Condensed" officeooo:rsid="0018c4ea"/>
    </style:style>
    <style:style style:name="T24" style:family="text">
      <style:text-properties fo:color="#c9211e" loext:opacity="100%" style:font-name="Futura Std Condensed" officeooo:rsid="001a20db"/>
    </style:style>
    <style:style style:name="T25" style:family="text">
      <style:text-properties fo:color="#c9211e" loext:opacity="100%" style:font-name="Futura Std Condensed" officeooo:rsid="001c6e04"/>
    </style:style>
    <style:style style:name="T26" style:family="text">
      <style:text-properties fo:color="#c9211e" loext:opacity="100%" style:font-name="Futura Std Condensed" officeooo:rsid="001d91d9"/>
    </style:style>
    <style:style style:name="T27" style:family="text">
      <style:text-properties fo:color="#c9211e" loext:opacity="100%" style:font-name="Futura Std Condensed" officeooo:rsid="00202faa"/>
    </style:style>
    <style:style style:name="T28" style:family="text">
      <style:text-properties fo:color="#c9211e" loext:opacity="100%" style:font-name="Futura Std Condensed" officeooo:rsid="002104e7"/>
    </style:style>
    <style:style style:name="T29" style:family="text">
      <style:text-properties fo:color="#c9211e" loext:opacity="100%" style:font-name="Futura Std Condensed" officeooo:rsid="001ec6f4"/>
    </style:style>
    <style:style style:name="T30" style:family="text">
      <style:text-properties fo:color="#c9211e" loext:opacity="100%" style:font-name="Futura Std Condensed" officeooo:rsid="002b15d7"/>
    </style:style>
    <style:style style:name="T31" style:family="text">
      <style:text-properties fo:color="#c9211e" loext:opacity="100%" style:font-name="Futura Std Condensed" officeooo:rsid="00324fc3"/>
    </style:style>
    <style:style style:name="T32" style:family="text">
      <style:text-properties fo:color="#c9211e" loext:opacity="100%" style:font-name="Futura Std Condensed" officeooo:rsid="003600f1"/>
    </style:style>
    <style:style style:name="T33" style:family="text">
      <style:text-properties fo:color="#c9211e" loext:opacity="100%" style:font-name="Futura Std Condensed" officeooo:rsid="00254600"/>
    </style:style>
    <style:style style:name="T34" style:family="text">
      <style:text-properties fo:color="#c9211e" loext:opacity="100%" style:font-name="Futura Std Condensed" officeooo:rsid="00271d54"/>
    </style:style>
    <style:style style:name="T35" style:family="text">
      <style:text-properties fo:color="#c9211e" loext:opacity="100%" style:font-name="Futura Std Condensed" officeooo:rsid="00291794"/>
    </style:style>
    <style:style style:name="T36" style:family="text">
      <style:text-properties fo:color="#c9211e" loext:opacity="100%" style:font-name="Futura Std Condensed" officeooo:rsid="002c96b5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officeooo:rsid="00b3984f"/>
    </style:style>
    <style:style style:name="T97" style:family="text">
      <style:text-properties fo:color="#c9211e" loext:opacity="100%" style:font-name="Futura Std Condensed" officeooo:rsid="00b55d25"/>
    </style:style>
    <style:style style:name="T98" style:family="text">
      <style:text-properties fo:color="#c9211e" loext:opacity="100%" style:font-name="Futura Std Condensed" officeooo:rsid="00b7387a"/>
    </style:style>
    <style:style style:name="T99" style:family="text">
      <style:text-properties fo:color="#c9211e" loext:opacity="100%" style:font-name="Futura Std Condensed" officeooo:rsid="00c8a72c"/>
    </style:style>
    <style:style style:name="T100" style:family="text">
      <style:text-properties fo:color="#c9211e" loext:opacity="100%" style:font-name="Futura Std Condensed" officeooo:rsid="00d63b95"/>
    </style:style>
    <style:style style:name="T101" style:family="text">
      <style:text-properties fo:color="#c9211e" loext:opacity="100%" style:font-name="Futura Std Condensed" officeooo:rsid="00d87f02"/>
    </style:style>
    <style:style style:name="T102" style:family="text">
      <style:text-properties fo:color="#c9211e" loext:opacity="100%" style:font-name="Futura Std Condensed" officeooo:rsid="00d9cd79"/>
    </style:style>
    <style:style style:name="T103" style:family="text">
      <style:text-properties fo:color="#c9211e" loext:opacity="100%" style:font-name="Futura Std Condensed" officeooo:rsid="00de2205"/>
    </style:style>
    <style:style style:name="T104" style:family="text">
      <style:text-properties fo:color="#c9211e" loext:opacity="100%" style:font-name="Futura Std Condensed" officeooo:rsid="00e2218e"/>
    </style:style>
    <style:style style:name="T105" style:family="text">
      <style:text-properties fo:color="#c9211e" loext:opacity="100%" style:font-name="Futura Std Condensed" officeooo:rsid="00abe24d"/>
    </style:style>
    <style:style style:name="T106" style:family="text">
      <style:text-properties fo:color="#c9211e" loext:opacity="100%" style:font-name="Futura Std Condensed" officeooo:rsid="00e112ed"/>
    </style:style>
    <style:style style:name="T107" style:family="text">
      <style:text-properties fo:color="#c9211e" loext:opacity="100%" style:font-name="Futura Std Condensed" officeooo:rsid="00ebffaf"/>
    </style:style>
    <style:style style:name="T108" style:family="text">
      <style:text-properties fo:color="#c9211e" loext:opacity="100%" style:font-name="Futura Std Condensed" officeooo:rsid="00fd7b76"/>
    </style:style>
    <style:style style:name="T109" style:family="text">
      <style:text-properties fo:color="#c9211e" loext:opacity="100%" style:font-name="Futura Std Condensed" officeooo:rsid="0102d0e2"/>
    </style:style>
    <style:style style:name="T110" style:family="text">
      <style:text-properties fo:color="#c9211e" loext:opacity="100%" style:font-name="Futura Std Condensed" officeooo:rsid="01060e74"/>
    </style:style>
    <style:style style:name="T111" style:family="text">
      <style:text-properties fo:color="#c9211e" loext:opacity="100%" style:font-name="Futura Std Condensed" officeooo:rsid="0108be5c"/>
    </style:style>
    <style:style style:name="T112" style:family="text">
      <style:text-properties fo:color="#c9211e" loext:opacity="100%" style:font-name="Futura Std Condensed" officeooo:rsid="011113a5"/>
    </style:style>
    <style:style style:name="T113" style:family="text">
      <style:text-properties fo:color="#c9211e" loext:opacity="100%" style:font-name="Futura Std Condensed" officeooo:rsid="01114bb2"/>
    </style:style>
    <style:style style:name="T114" style:family="text">
      <style:text-properties fo:color="#c9211e" loext:opacity="100%" style:font-name="Futura Std Condensed" officeooo:rsid="011783eb"/>
    </style:style>
    <style:style style:name="T115" style:family="text">
      <style:text-properties fo:color="#c9211e" loext:opacity="100%" style:font-name="Futura Std Condensed" officeooo:rsid="00d287be"/>
    </style:style>
    <style:style style:name="T116" style:family="text">
      <style:text-properties fo:color="#c9211e" loext:opacity="100%" style:font-name="Futura Std Condensed" officeooo:rsid="01191ce8"/>
    </style:style>
    <style:style style:name="T117" style:family="text">
      <style:text-properties fo:color="#c9211e" loext:opacity="100%" style:font-name="Futura Std Condensed" officeooo:rsid="01191ce8" fo:background-color="#ffff00" loext:char-shading-value="0"/>
    </style:style>
    <style:style style:name="T118" style:family="text">
      <style:text-properties fo:color="#c9211e" loext:opacity="100%" style:font-name="Futura Std Condensed" officeooo:rsid="011b1c62"/>
    </style:style>
    <style:style style:name="T119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20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21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22" style:family="text">
      <style:text-properties fo:color="#c9211e" loext:opacity="100%" officeooo:rsid="0051c2f4"/>
    </style:style>
    <style:style style:name="T123" style:family="text">
      <style:text-properties fo:color="#c9211e" loext:opacity="100%" style:text-underline-style="solid" style:text-underline-width="auto" style:text-underline-color="font-color" officeooo:rsid="0053acd1"/>
    </style:style>
    <style:style style:name="T124" style:family="text">
      <style:text-properties fo:color="#c9211e" loext:opacity="100%" style:text-underline-style="solid" style:text-underline-width="auto" style:text-underline-color="font-color" officeooo:rsid="005b5999"/>
    </style:style>
    <style:style style:name="T125" style:family="text">
      <style:text-properties fo:color="#c9211e" loext:opacity="100%" style:text-underline-style="solid" style:text-underline-width="auto" style:text-underline-color="font-color" officeooo:rsid="005f27d7"/>
    </style:style>
    <style:style style:name="T126" style:family="text">
      <style:text-properties fo:color="#c9211e" loext:opacity="100%" style:text-underline-style="solid" style:text-underline-width="auto" style:text-underline-color="font-color" officeooo:rsid="00d87f02"/>
    </style:style>
    <style:style style:name="T127" style:family="text">
      <style:text-properties fo:color="#c9211e" loext:opacity="100%" officeooo:rsid="0053acd1"/>
    </style:style>
    <style:style style:name="T128" style:family="text">
      <style:text-properties fo:color="#c9211e" loext:opacity="100%" officeooo:rsid="0100e0b0"/>
    </style:style>
    <style:style style:name="T129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30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31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32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33" style:family="text">
      <style:text-properties fo:color="#c9211e" loext:opacity="100%" officeooo:rsid="011783eb"/>
    </style:style>
    <style:style style:name="T134" style:family="text">
      <style:text-properties fo:color="#c9211e" loext:opacity="100%" officeooo:rsid="002c96b5"/>
    </style:style>
    <style:style style:name="T135" style:family="text">
      <style:text-properties fo:color="#c9211e" loext:opacity="100%" officeooo:rsid="004b5574"/>
    </style:style>
    <style:style style:name="T136" style:family="text">
      <style:text-properties officeooo:rsid="001362f7"/>
    </style:style>
    <style:style style:name="T137" style:family="text">
      <style:text-properties fo:color="#000000" loext:opacity="100%"/>
    </style:style>
    <style:style style:name="T138" style:family="text">
      <style:text-properties fo:color="#000000" loext:opacity="100%" officeooo:rsid="000f8f6a"/>
    </style:style>
    <style:style style:name="T139" style:family="text">
      <style:text-properties fo:color="#000000" loext:opacity="100%" officeooo:rsid="001362f7"/>
    </style:style>
    <style:style style:name="T140" style:family="text">
      <style:text-properties fo:color="#000000" loext:opacity="100%" officeooo:rsid="0013b1f0"/>
    </style:style>
    <style:style style:name="T141" style:family="text">
      <style:text-properties fo:color="#000000" loext:opacity="100%" style:text-underline-style="solid" style:text-underline-width="auto" style:text-underline-color="font-color"/>
    </style:style>
    <style:style style:name="T142" style:family="text">
      <style:text-properties fo:color="#000000" loext:opacity="100%" style:text-underline-style="solid" style:text-underline-width="auto" style:text-underline-color="font-color" officeooo:rsid="0013b1f0"/>
    </style:style>
    <style:style style:name="T143" style:family="text">
      <style:text-properties fo:color="#000000" loext:opacity="100%" style:text-underline-style="solid" style:text-underline-width="auto" style:text-underline-color="font-color" officeooo:rsid="00271d54"/>
    </style:style>
    <style:style style:name="T144" style:family="text">
      <style:text-properties fo:color="#000000" loext:opacity="100%" style:text-underline-style="solid" style:text-underline-width="auto" style:text-underline-color="font-color" officeooo:rsid="002f6e18"/>
    </style:style>
    <style:style style:name="T145" style:family="text">
      <style:text-properties fo:color="#000000" loext:opacity="100%" style:text-underline-style="solid" style:text-underline-width="auto" style:text-underline-color="font-color" officeooo:rsid="001c6e04"/>
    </style:style>
    <style:style style:name="T146" style:family="text">
      <style:text-properties fo:color="#000000" loext:opacity="100%" style:text-underline-style="solid" style:text-underline-width="auto" style:text-underline-color="font-color" officeooo:rsid="004ffb0c"/>
    </style:style>
    <style:style style:name="T147" style:family="text">
      <style:text-properties fo:color="#000000" loext:opacity="100%" style:text-underline-style="solid" style:text-underline-width="auto" style:text-underline-color="font-color" officeooo:rsid="002b15d7"/>
    </style:style>
    <style:style style:name="T148" style:family="text">
      <style:text-properties fo:color="#000000" loext:opacity="100%" style:text-underline-style="solid" style:text-underline-width="auto" style:text-underline-color="font-color" officeooo:rsid="005ac6ad"/>
    </style:style>
    <style:style style:name="T149" style:family="text">
      <style:text-properties fo:color="#000000" loext:opacity="100%" style:text-underline-style="solid" style:text-underline-width="auto" style:text-underline-color="font-color" officeooo:rsid="005f27d7"/>
    </style:style>
    <style:style style:name="T150" style:family="text">
      <style:text-properties fo:color="#000000" loext:opacity="100%" style:text-underline-style="solid" style:text-underline-width="auto" style:text-underline-color="font-color" officeooo:rsid="008616df"/>
    </style:style>
    <style:style style:name="T151" style:family="text">
      <style:text-properties fo:color="#000000" loext:opacity="100%" style:text-underline-style="solid" style:text-underline-width="auto" style:text-underline-color="font-color" officeooo:rsid="00880d2b"/>
    </style:style>
    <style:style style:name="T152" style:family="text">
      <style:text-properties fo:color="#000000" loext:opacity="100%" style:text-underline-style="solid" style:text-underline-width="auto" style:text-underline-color="font-color" officeooo:rsid="0058a901"/>
    </style:style>
    <style:style style:name="T153" style:family="text">
      <style:text-properties fo:color="#000000" loext:opacity="100%" style:text-underline-style="solid" style:text-underline-width="auto" style:text-underline-color="font-color" officeooo:rsid="0030d81e"/>
    </style:style>
    <style:style style:name="T154" style:family="text">
      <style:text-properties fo:color="#000000" loext:opacity="100%" style:text-underline-style="solid" style:text-underline-width="auto" style:text-underline-color="font-color" officeooo:rsid="00ba16c9"/>
    </style:style>
    <style:style style:name="T155" style:family="text">
      <style:text-properties fo:color="#000000" loext:opacity="100%" style:text-underline-style="solid" style:text-underline-width="auto" style:text-underline-color="font-color" officeooo:rsid="001362f7"/>
    </style:style>
    <style:style style:name="T156" style:family="text">
      <style:text-properties fo:color="#000000" loext:opacity="100%" style:text-underline-style="solid" style:text-underline-width="auto" style:text-underline-color="font-color" officeooo:rsid="00d9cd79"/>
    </style:style>
    <style:style style:name="T157" style:family="text">
      <style:text-properties fo:color="#000000" loext:opacity="100%" style:text-underline-style="solid" style:text-underline-width="auto" style:text-underline-color="font-color" officeooo:rsid="01191ce8"/>
    </style:style>
    <style:style style:name="T158" style:family="text">
      <style:text-properties fo:color="#000000" loext:opacity="100%" officeooo:rsid="0014442c"/>
    </style:style>
    <style:style style:name="T159" style:family="text">
      <style:text-properties fo:color="#000000" loext:opacity="100%" officeooo:rsid="0018b4d5"/>
    </style:style>
    <style:style style:name="T160" style:family="text">
      <style:text-properties fo:color="#000000" loext:opacity="100%" style:font-name="Futura Std Condensed Light1"/>
    </style:style>
    <style:style style:name="T161" style:family="text">
      <style:text-properties fo:color="#000000" loext:opacity="100%" style:font-name="Futura Std Condensed Light1" officeooo:rsid="0035b9c5"/>
    </style:style>
    <style:style style:name="T162" style:family="text">
      <style:text-properties fo:color="#000000" loext:opacity="100%" style:font-name="Futura Std Condensed Light1" officeooo:rsid="0057759a"/>
    </style:style>
    <style:style style:name="T163" style:family="text">
      <style:text-properties fo:color="#000000" loext:opacity="100%" style:font-name="Futura Std Condensed Light1" officeooo:rsid="0051c2f4"/>
    </style:style>
    <style:style style:name="T164" style:family="text">
      <style:text-properties fo:color="#000000" loext:opacity="100%" style:font-name="Futura Std Condensed Light1" officeooo:rsid="00525e1c"/>
    </style:style>
    <style:style style:name="T165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66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67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68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69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70" style:family="text">
      <style:text-properties fo:color="#000000" loext:opacity="100%" style:font-name="Futura Std Condensed Light1" officeooo:rsid="009437be"/>
    </style:style>
    <style:style style:name="T171" style:family="text">
      <style:text-properties fo:color="#000000" loext:opacity="100%" style:font-name="Futura Std Condensed Light1" officeooo:rsid="00ad72a6"/>
    </style:style>
    <style:style style:name="T172" style:family="text">
      <style:text-properties fo:color="#000000" loext:opacity="100%" style:font-name="Futura Std Condensed Light1" officeooo:rsid="00ae7c16"/>
    </style:style>
    <style:style style:name="T173" style:family="text">
      <style:text-properties fo:color="#000000" loext:opacity="100%" style:font-name="Futura Std Condensed Light1" officeooo:rsid="00b3984f"/>
    </style:style>
    <style:style style:name="T174" style:family="text">
      <style:text-properties fo:color="#000000" loext:opacity="100%" style:font-name="Futura Std Condensed Light1" officeooo:rsid="00b55d25"/>
    </style:style>
    <style:style style:name="T175" style:family="text">
      <style:text-properties fo:color="#000000" loext:opacity="100%" style:font-name="Futura Std Condensed Light1" officeooo:rsid="00d87f02"/>
    </style:style>
    <style:style style:name="T176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77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78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79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80" style:family="text">
      <style:text-properties fo:color="#000000" loext:opacity="100%" style:font-name="Futura Std Condensed Light1" officeooo:rsid="011783eb"/>
    </style:style>
    <style:style style:name="T181" style:family="text">
      <style:text-properties fo:color="#000000" loext:opacity="100%" officeooo:rsid="00271d54"/>
    </style:style>
    <style:style style:name="T182" style:family="text">
      <style:text-properties fo:color="#000000" loext:opacity="100%" officeooo:rsid="002b15d7"/>
    </style:style>
    <style:style style:name="T183" style:family="text">
      <style:text-properties fo:color="#000000" loext:opacity="100%" officeooo:rsid="002c96b5"/>
    </style:style>
    <style:style style:name="T184" style:family="text">
      <style:text-properties fo:color="#000000" loext:opacity="100%" officeooo:rsid="002f6e18"/>
    </style:style>
    <style:style style:name="T185" style:family="text">
      <style:text-properties fo:color="#000000" loext:opacity="100%" officeooo:rsid="0031047f"/>
    </style:style>
    <style:style style:name="T186" style:family="text">
      <style:text-properties fo:color="#000000" loext:opacity="100%" officeooo:rsid="00386cd6"/>
    </style:style>
    <style:style style:name="T187" style:family="text">
      <style:text-properties fo:color="#000000" loext:opacity="100%" officeooo:rsid="00425146"/>
    </style:style>
    <style:style style:name="T188" style:family="text">
      <style:text-properties fo:color="#000000" loext:opacity="100%" officeooo:rsid="004f4fd7"/>
    </style:style>
    <style:style style:name="T189" style:family="text">
      <style:text-properties fo:color="#000000" loext:opacity="100%" officeooo:rsid="00530c9e"/>
    </style:style>
    <style:style style:name="T190" style:family="text">
      <style:text-properties fo:color="#000000" loext:opacity="100%" officeooo:rsid="0053acd1"/>
    </style:style>
    <style:style style:name="T191" style:family="text">
      <style:text-properties fo:color="#000000" loext:opacity="100%" officeooo:rsid="001d91d9"/>
    </style:style>
    <style:style style:name="T192" style:family="text">
      <style:text-properties fo:color="#000000" loext:opacity="100%" officeooo:rsid="001c6e04"/>
    </style:style>
    <style:style style:name="T193" style:family="text">
      <style:text-properties fo:color="#000000" loext:opacity="100%" officeooo:rsid="001ec6f4"/>
    </style:style>
    <style:style style:name="T194" style:family="text">
      <style:text-properties fo:color="#000000" loext:opacity="100%" officeooo:rsid="0021ae3f"/>
    </style:style>
    <style:style style:name="T195" style:family="text">
      <style:text-properties fo:color="#000000" loext:opacity="100%" officeooo:rsid="005ac6ad"/>
    </style:style>
    <style:style style:name="T196" style:family="text">
      <style:text-properties fo:color="#000000" loext:opacity="100%" officeooo:rsid="005ad40e"/>
    </style:style>
    <style:style style:name="T197" style:family="text">
      <style:text-properties fo:color="#000000" loext:opacity="100%" style:font-name="Futura Std Condensed"/>
    </style:style>
    <style:style style:name="T198" style:family="text">
      <style:text-properties fo:color="#000000" loext:opacity="100%" style:font-name="Futura Std Condensed" officeooo:rsid="002f6e18"/>
    </style:style>
    <style:style style:name="T199" style:family="text">
      <style:text-properties fo:color="#000000" loext:opacity="100%" style:font-name="Futura Std Condensed" style:text-underline-style="none" officeooo:rsid="00f9979f"/>
    </style:style>
    <style:style style:name="T200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01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02" style:family="text">
      <style:text-properties fo:color="#000000" loext:opacity="100%" style:font-name="Futura Std Condensed" officeooo:rsid="011783eb"/>
    </style:style>
    <style:style style:name="T203" style:family="text">
      <style:text-properties fo:color="#000000" loext:opacity="100%" officeooo:rsid="008616df"/>
    </style:style>
    <style:style style:name="T204" style:family="text">
      <style:text-properties fo:color="#000000" loext:opacity="100%" officeooo:rsid="00880d2b"/>
    </style:style>
    <style:style style:name="T205" style:family="text">
      <style:text-properties fo:color="#000000" loext:opacity="100%" officeooo:rsid="0018c4ea"/>
    </style:style>
    <style:style style:name="T206" style:family="text">
      <style:text-properties fo:color="#000000" loext:opacity="100%" style:text-underline-style="none" officeooo:rsid="0013b1f0"/>
    </style:style>
    <style:style style:name="T207" style:family="text">
      <style:text-properties fo:color="#000000" loext:opacity="100%" style:text-underline-style="none" officeooo:rsid="000f8f6a"/>
    </style:style>
    <style:style style:name="T208" style:family="text">
      <style:text-properties fo:color="#000000" loext:opacity="100%" style:text-underline-style="none" officeooo:rsid="00271d54"/>
    </style:style>
    <style:style style:name="T209" style:family="text">
      <style:text-properties fo:color="#000000" loext:opacity="100%" style:text-underline-style="none" officeooo:rsid="00ca4724"/>
    </style:style>
    <style:style style:name="T210" style:family="text">
      <style:text-properties fo:color="#000000" loext:opacity="100%" style:text-underline-style="none" officeooo:rsid="002f6e18"/>
    </style:style>
    <style:style style:name="T211" style:family="text">
      <style:text-properties fo:color="#000000" loext:opacity="100%" style:text-underline-style="none" officeooo:rsid="00e9a091"/>
    </style:style>
    <style:style style:name="T212" style:family="text">
      <style:text-properties fo:color="#000000" loext:opacity="100%" style:text-underline-style="none" officeooo:rsid="010a7099"/>
    </style:style>
    <style:style style:name="T213" style:family="text">
      <style:text-properties fo:color="#000000" loext:opacity="100%" style:text-underline-style="none" officeooo:rsid="011113a5"/>
    </style:style>
    <style:style style:name="T214" style:family="text">
      <style:text-properties fo:color="#000000" loext:opacity="100%" style:text-underline-style="none" officeooo:rsid="01114bb2"/>
    </style:style>
    <style:style style:name="T215" style:family="text">
      <style:text-properties fo:color="#000000" loext:opacity="100%" style:text-underline-style="none" officeooo:rsid="0112aad3"/>
    </style:style>
    <style:style style:name="T216" style:family="text">
      <style:text-properties fo:color="#000000" loext:opacity="100%" style:text-underline-style="none" officeooo:rsid="00d9cd79"/>
    </style:style>
    <style:style style:name="T217" style:family="text">
      <style:text-properties fo:color="#000000" loext:opacity="100%" style:text-underline-style="none" officeooo:rsid="011783eb"/>
    </style:style>
    <style:style style:name="T218" style:family="text">
      <style:text-properties fo:color="#000000" loext:opacity="100%" style:text-underline-style="none" officeooo:rsid="01191ce8"/>
    </style:style>
    <style:style style:name="T219" style:family="text">
      <style:text-properties fo:color="#000000" loext:opacity="100%" officeooo:rsid="008b52c7"/>
    </style:style>
    <style:style style:name="T220" style:family="text">
      <style:text-properties fo:color="#000000" loext:opacity="100%" officeooo:rsid="008cab49"/>
    </style:style>
    <style:style style:name="T221" style:family="text">
      <style:text-properties fo:color="#000000" loext:opacity="100%" officeooo:rsid="007dbde0"/>
    </style:style>
    <style:style style:name="T222" style:family="text">
      <style:text-properties fo:color="#000000" loext:opacity="100%" officeooo:rsid="0081581d"/>
    </style:style>
    <style:style style:name="T223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24" style:family="text">
      <style:text-properties fo:color="#000000" loext:opacity="100%" officeooo:rsid="0097a307"/>
    </style:style>
    <style:style style:name="T225" style:family="text">
      <style:text-properties fo:color="#000000" loext:opacity="100%" officeooo:rsid="009cb617"/>
    </style:style>
    <style:style style:name="T226" style:family="text">
      <style:text-properties fo:color="#000000" loext:opacity="100%" officeooo:rsid="0058a901"/>
    </style:style>
    <style:style style:name="T227" style:family="text">
      <style:text-properties fo:color="#000000" loext:opacity="100%" officeooo:rsid="00a27b36"/>
    </style:style>
    <style:style style:name="T228" style:family="text">
      <style:text-properties fo:color="#000000" loext:opacity="100%" officeooo:rsid="00a46215"/>
    </style:style>
    <style:style style:name="T229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30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31" style:family="text">
      <style:text-properties fo:color="#000000" loext:opacity="100%" officeooo:rsid="004190e1"/>
    </style:style>
    <style:style style:name="T232" style:family="text">
      <style:text-properties fo:color="#000000" loext:opacity="100%" officeooo:rsid="006a92be"/>
    </style:style>
    <style:style style:name="T233" style:family="text">
      <style:text-properties fo:color="#000000" loext:opacity="100%" officeooo:rsid="00c84595"/>
    </style:style>
    <style:style style:name="T234" style:family="text">
      <style:text-properties fo:color="#000000" loext:opacity="100%" officeooo:rsid="00d87f02"/>
    </style:style>
    <style:style style:name="T235" style:family="text">
      <style:text-properties fo:color="#000000" loext:opacity="100%" officeooo:rsid="00d9cd79"/>
    </style:style>
    <style:style style:name="T236" style:family="text">
      <style:text-properties fo:color="#000000" loext:opacity="100%" officeooo:rsid="00dcc94b"/>
    </style:style>
    <style:style style:name="T237" style:family="text">
      <style:text-properties fo:color="#000000" loext:opacity="100%" officeooo:rsid="00de2205"/>
    </style:style>
    <style:style style:name="T238" style:family="text">
      <style:text-properties fo:color="#000000" loext:opacity="100%" officeooo:rsid="00ebffaf"/>
    </style:style>
    <style:style style:name="T239" style:family="text">
      <style:text-properties fo:color="#000000" loext:opacity="100%" officeooo:rsid="00e69496"/>
    </style:style>
    <style:style style:name="T240" style:family="text">
      <style:text-properties fo:color="#000000" loext:opacity="100%" officeooo:rsid="00e83d4d"/>
    </style:style>
    <style:style style:name="T241" style:family="text">
      <style:text-properties fo:color="#000000" loext:opacity="100%" officeooo:rsid="00e4b10a"/>
    </style:style>
    <style:style style:name="T242" style:family="text">
      <style:text-properties fo:color="#000000" loext:opacity="100%" officeooo:rsid="00d7a278"/>
    </style:style>
    <style:style style:name="T243" style:family="text">
      <style:text-properties fo:color="#000000" loext:opacity="100%" style:text-line-through-style="none" style:text-line-through-type="none" officeooo:rsid="011113a5"/>
    </style:style>
    <style:style style:name="T244" style:family="text">
      <style:text-properties fo:color="#000000" loext:opacity="100%" officeooo:rsid="0108be5c"/>
    </style:style>
    <style:style style:name="T245" style:family="text">
      <style:text-properties fo:color="#000000" loext:opacity="100%" officeooo:rsid="01191ce8"/>
    </style:style>
    <style:style style:name="T246" style:family="text">
      <style:text-properties fo:color="#000000" loext:opacity="100%" officeooo:rsid="00811ecb"/>
    </style:style>
    <style:style style:name="T247" style:family="text">
      <style:text-properties fo:color="#000000" loext:opacity="100%" officeooo:rsid="0082b1fc"/>
    </style:style>
    <style:style style:name="T248" style:family="text">
      <style:text-properties officeooo:rsid="0013b1f0"/>
    </style:style>
    <style:style style:name="T249" style:family="text">
      <style:text-properties style:text-underline-style="solid" style:text-underline-width="auto" style:text-underline-color="font-color" officeooo:rsid="0013b1f0"/>
    </style:style>
    <style:style style:name="T250" style:family="text">
      <style:text-properties style:text-underline-style="solid" style:text-underline-width="auto" style:text-underline-color="font-color" officeooo:rsid="001362f7"/>
    </style:style>
    <style:style style:name="T251" style:family="text">
      <style:text-properties style:text-underline-style="solid" style:text-underline-width="auto" style:text-underline-color="font-color" officeooo:rsid="000f8f6a"/>
    </style:style>
    <style:style style:name="T252" style:family="text">
      <style:text-properties style:text-underline-style="solid" style:text-underline-width="auto" style:text-underline-color="font-color" officeooo:rsid="0018c4ea"/>
    </style:style>
    <style:style style:name="T253" style:family="text">
      <style:text-properties style:text-underline-style="solid" style:text-underline-width="auto" style:text-underline-color="font-color" officeooo:rsid="00509422"/>
    </style:style>
    <style:style style:name="T254" style:family="text">
      <style:text-properties style:text-underline-style="solid" style:text-underline-width="auto" style:text-underline-color="font-color" officeooo:rsid="0085f838"/>
    </style:style>
    <style:style style:name="T255" style:family="text">
      <style:text-properties style:text-underline-style="solid" style:text-underline-width="auto" style:text-underline-color="font-color" officeooo:rsid="00880d2b"/>
    </style:style>
    <style:style style:name="T256" style:family="text">
      <style:text-properties style:text-underline-style="solid" style:text-underline-width="auto" style:text-underline-color="font-color" officeooo:rsid="0089ae28"/>
    </style:style>
    <style:style style:name="T257" style:family="text">
      <style:text-properties style:text-underline-style="solid" style:text-underline-width="auto" style:text-underline-color="font-color" officeooo:rsid="008b52c7"/>
    </style:style>
    <style:style style:name="T258" style:family="text">
      <style:text-properties style:text-underline-style="solid" style:text-underline-width="auto" style:text-underline-color="font-color" officeooo:rsid="0097a307"/>
    </style:style>
    <style:style style:name="T259" style:family="text">
      <style:text-properties style:text-underline-style="solid" style:text-underline-width="auto" style:text-underline-color="font-color" officeooo:rsid="00ba16c9"/>
    </style:style>
    <style:style style:name="T260" style:family="text">
      <style:text-properties style:text-underline-style="solid" style:text-underline-width="auto" style:text-underline-color="font-color" officeooo:rsid="00c58f5c"/>
    </style:style>
    <style:style style:name="T261" style:family="text">
      <style:text-properties style:text-underline-style="solid" style:text-underline-width="auto" style:text-underline-color="font-color" officeooo:rsid="00c8527a"/>
    </style:style>
    <style:style style:name="T262" style:family="text">
      <style:text-properties style:text-underline-style="solid" style:text-underline-width="auto" style:text-underline-color="font-color" officeooo:rsid="00d87f02"/>
    </style:style>
    <style:style style:name="T263" style:family="text">
      <style:text-properties style:text-underline-style="solid" style:text-underline-width="auto" style:text-underline-color="font-color" officeooo:rsid="00e2218e"/>
    </style:style>
    <style:style style:name="T264" style:family="text">
      <style:text-properties style:text-underline-style="solid" style:text-underline-width="auto" style:text-underline-color="font-color" officeooo:rsid="00e4b10a"/>
    </style:style>
    <style:style style:name="T265" style:family="text">
      <style:text-properties style:text-underline-style="solid" style:text-underline-width="auto" style:text-underline-color="font-color" officeooo:rsid="011783eb" style:font-size-asian="14pt"/>
    </style:style>
    <style:style style:name="T266" style:family="text">
      <style:text-properties style:text-underline-style="solid" style:text-underline-width="auto" style:text-underline-color="font-color" officeooo:rsid="00dcc94b"/>
    </style:style>
    <style:style style:name="T267" style:family="text">
      <style:text-properties style:text-underline-style="solid" style:text-underline-width="auto" style:text-underline-color="font-color" officeooo:rsid="01191ce8"/>
    </style:style>
    <style:style style:name="T268" style:family="text">
      <style:text-properties style:text-underline-style="none"/>
    </style:style>
    <style:style style:name="T269" style:family="text">
      <style:text-properties style:text-underline-style="none" officeooo:rsid="001362f7"/>
    </style:style>
    <style:style style:name="T270" style:family="text">
      <style:text-properties style:text-underline-style="none" officeooo:rsid="0085f838"/>
    </style:style>
    <style:style style:name="T271" style:family="text">
      <style:text-properties style:text-underline-style="none" officeooo:rsid="00d63b95" fo:background-color="transparent" loext:char-shading-value="0"/>
    </style:style>
    <style:style style:name="T272" style:family="text">
      <style:text-properties officeooo:rsid="0014442c"/>
    </style:style>
    <style:style style:name="T273" style:family="text">
      <style:text-properties officeooo:rsid="00145467"/>
    </style:style>
    <style:style style:name="T274" style:family="text">
      <style:text-properties officeooo:rsid="00155c6b"/>
    </style:style>
    <style:style style:name="T275" style:family="text">
      <style:text-properties officeooo:rsid="0016dd90"/>
    </style:style>
    <style:style style:name="T276" style:family="text">
      <style:text-properties officeooo:rsid="0018c4ea"/>
    </style:style>
    <style:style style:name="T277" style:family="text">
      <style:text-properties officeooo:rsid="001a20db"/>
    </style:style>
    <style:style style:name="T278" style:family="text">
      <style:text-properties officeooo:rsid="001c6e04"/>
    </style:style>
    <style:style style:name="T279" style:family="text">
      <style:text-properties officeooo:rsid="001d91d9"/>
    </style:style>
    <style:style style:name="T280" style:family="text">
      <style:text-properties officeooo:rsid="001ec6f4"/>
    </style:style>
    <style:style style:name="T281" style:family="text">
      <style:text-properties officeooo:rsid="00202faa"/>
    </style:style>
    <style:style style:name="T282" style:family="text">
      <style:text-properties officeooo:rsid="002104e7"/>
    </style:style>
    <style:style style:name="T283" style:family="text">
      <style:text-properties officeooo:rsid="0023e611"/>
    </style:style>
    <style:style style:name="T284" style:family="text">
      <style:text-properties officeooo:rsid="00254600"/>
    </style:style>
    <style:style style:name="T285" style:family="text">
      <style:text-properties officeooo:rsid="002b15d7"/>
    </style:style>
    <style:style style:name="T286" style:family="text">
      <style:text-properties officeooo:rsid="002db9f0"/>
    </style:style>
    <style:style style:name="T287" style:family="text">
      <style:text-properties officeooo:rsid="002f6e18"/>
    </style:style>
    <style:style style:name="T288" style:family="text">
      <style:text-properties fo:color="#2a6099" loext:opacity="100%" officeooo:rsid="005d8a45"/>
    </style:style>
    <style:style style:name="T289" style:family="text">
      <style:text-properties fo:color="#2a6099" loext:opacity="100%" officeooo:rsid="0013b1f0"/>
    </style:style>
    <style:style style:name="T290" style:family="text">
      <style:text-properties fo:color="#2a6099" loext:opacity="100%" officeooo:rsid="00530c9e"/>
    </style:style>
    <style:style style:name="T291" style:family="text">
      <style:text-properties fo:color="#2a6099" loext:opacity="100%" officeooo:rsid="00a7cb89"/>
    </style:style>
    <style:style style:name="T292" style:family="text">
      <style:text-properties fo:color="#2a6099" loext:opacity="100%" officeooo:rsid="009437be" fo:background-color="#ffff00" loext:char-shading-value="0"/>
    </style:style>
    <style:style style:name="T293" style:family="text">
      <style:text-properties officeooo:rsid="0030d81e"/>
    </style:style>
    <style:style style:name="T294" style:family="text">
      <style:text-properties officeooo:rsid="0031047f"/>
    </style:style>
    <style:style style:name="T295" style:family="text">
      <style:text-properties officeooo:rsid="00324fc3"/>
    </style:style>
    <style:style style:name="T296" style:family="text">
      <style:text-properties officeooo:rsid="0035b9c5"/>
    </style:style>
    <style:style style:name="T297" style:family="text">
      <style:text-properties officeooo:rsid="003600f1"/>
    </style:style>
    <style:style style:name="T298" style:family="text">
      <style:text-properties style:font-name="Futura Std Condensed" officeooo:rsid="004190e1"/>
    </style:style>
    <style:style style:name="T299" style:family="text">
      <style:text-properties style:font-name="Futura Std Condensed" style:text-underline-style="solid" style:text-underline-width="auto" style:text-underline-color="font-color" officeooo:rsid="00dcc94b"/>
    </style:style>
    <style:style style:name="T300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01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02" style:family="text">
      <style:text-properties officeooo:rsid="004190e1"/>
    </style:style>
    <style:style style:name="T303" style:family="text">
      <style:text-properties officeooo:rsid="004a78a6"/>
    </style:style>
    <style:style style:name="T304" style:family="text">
      <style:text-properties officeooo:rsid="004b5574"/>
    </style:style>
    <style:style style:name="T305" style:family="text">
      <style:text-properties officeooo:rsid="004e68bd"/>
    </style:style>
    <style:style style:name="T306" style:family="text">
      <style:text-properties officeooo:rsid="004f4fd7"/>
    </style:style>
    <style:style style:name="T307" style:family="text">
      <style:text-properties officeooo:rsid="004f7ac0"/>
    </style:style>
    <style:style style:name="T308" style:family="text">
      <style:text-properties officeooo:rsid="004ffb0c"/>
    </style:style>
    <style:style style:name="T309" style:family="text">
      <style:text-properties officeooo:rsid="00509422"/>
    </style:style>
    <style:style style:name="T310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311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12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313" style:family="text">
      <style:text-properties style:font-name="Futura Std Condensed Light1" fo:font-size="18pt" style:font-size-asian="18pt" style:font-size-complex="18pt"/>
    </style:style>
    <style:style style:name="T314" style:family="text">
      <style:text-properties officeooo:rsid="005170e5"/>
    </style:style>
    <style:style style:name="T315" style:family="text">
      <style:text-properties fo:color="#3465a4" loext:opacity="100%"/>
    </style:style>
    <style:style style:name="T316" style:family="text">
      <style:text-properties fo:color="#3465a4" loext:opacity="100%" style:font-name="Futura Std Condensed" officeooo:rsid="0057759a"/>
    </style:style>
    <style:style style:name="T317" style:family="text">
      <style:text-properties fo:color="#3465a4" loext:opacity="100%" style:font-name="Futura Std Condensed" officeooo:rsid="011783eb"/>
    </style:style>
    <style:style style:name="T318" style:family="text">
      <style:text-properties fo:color="#3465a4" loext:opacity="100%" style:font-name="Futura Std Condensed" style:text-underline-style="none" officeooo:rsid="011783eb"/>
    </style:style>
    <style:style style:name="T319" style:family="text">
      <style:text-properties fo:color="#3465a4" loext:opacity="100%" style:font-name="Futura Std Condensed" officeooo:rsid="007b6d21"/>
    </style:style>
    <style:style style:name="T320" style:family="text">
      <style:text-properties fo:color="#3465a4" loext:opacity="100%" officeooo:rsid="00d87f02"/>
    </style:style>
    <style:style style:name="T321" style:family="text">
      <style:text-properties fo:color="#3465a4" loext:opacity="100%" officeooo:rsid="01191ce8"/>
    </style:style>
    <style:style style:name="T322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23" style:family="text">
      <style:text-properties fo:color="#3465a4" loext:opacity="100%" officeooo:rsid="0102d0e2" fo:background-color="#ffff00" loext:char-shading-value="0"/>
    </style:style>
    <style:style style:name="T324" style:family="text">
      <style:text-properties fo:color="#3465a4" loext:opacity="100%" officeooo:rsid="00d46de4" fo:background-color="#ffff00" loext:char-shading-value="0"/>
    </style:style>
    <style:style style:name="T325" style:family="text">
      <style:text-properties fo:color="#3465a4" loext:opacity="100%" officeooo:rsid="00d87f02" fo:background-color="#ffff00" loext:char-shading-value="0"/>
    </style:style>
    <style:style style:name="T326" style:family="text">
      <style:text-properties officeooo:rsid="00530c9e"/>
    </style:style>
    <style:style style:name="T327" style:family="text">
      <style:text-properties officeooo:rsid="005a3f3b"/>
    </style:style>
    <style:style style:name="T328" style:family="text">
      <style:text-properties officeooo:rsid="005ad40e"/>
    </style:style>
    <style:style style:name="T329" style:family="text">
      <style:text-properties officeooo:rsid="005b5999"/>
    </style:style>
    <style:style style:name="T330" style:family="text">
      <style:text-properties officeooo:rsid="005c7fa8"/>
    </style:style>
    <style:style style:name="T331" style:family="text">
      <style:text-properties officeooo:rsid="0058a901"/>
    </style:style>
    <style:style style:name="T332" style:family="text">
      <style:text-properties officeooo:rsid="005d8a45"/>
    </style:style>
    <style:style style:name="T333" style:family="text">
      <style:text-properties officeooo:rsid="00608b0f"/>
    </style:style>
    <style:style style:name="T334" style:family="text">
      <style:text-properties fo:font-size="16pt" style:text-underline-style="none" style:font-size-asian="16pt" style:font-size-complex="16pt"/>
    </style:style>
    <style:style style:name="T335" style:family="text">
      <style:text-properties fo:font-size="16pt" style:text-underline-style="none" officeooo:rsid="00c56511" style:font-size-asian="16pt" style:font-size-complex="16pt"/>
    </style:style>
    <style:style style:name="T336" style:family="text">
      <style:text-properties officeooo:rsid="006ff937"/>
    </style:style>
    <style:style style:name="T337" style:family="text">
      <style:text-properties style:font-name="Futura Std Condensed Light" fo:font-size="18pt" style:font-size-asian="18pt" style:font-size-complex="18pt"/>
    </style:style>
    <style:style style:name="T338" style:family="text">
      <style:text-properties style:font-name="Futura Std Condensed Light" fo:font-size="18pt" officeooo:rsid="0071cc19" style:font-size-asian="18pt" style:font-size-complex="18pt"/>
    </style:style>
    <style:style style:name="T339" style:family="text">
      <style:text-properties officeooo:rsid="00757a7e"/>
    </style:style>
    <style:style style:name="T340" style:family="text">
      <style:text-properties officeooo:rsid="007cce26"/>
    </style:style>
    <style:style style:name="T341" style:family="text">
      <style:text-properties officeooo:rsid="007dbde0"/>
    </style:style>
    <style:style style:name="T342" style:family="text">
      <style:text-properties officeooo:rsid="007f1654"/>
    </style:style>
    <style:style style:name="T343" style:family="text">
      <style:text-properties officeooo:rsid="0081581d"/>
    </style:style>
    <style:style style:name="T344" style:family="text">
      <style:text-properties officeooo:rsid="0089ae28"/>
    </style:style>
    <style:style style:name="T345" style:family="text">
      <style:text-properties officeooo:rsid="008b52c7"/>
    </style:style>
    <style:style style:name="T346" style:family="text">
      <style:text-properties officeooo:rsid="008bfe80"/>
    </style:style>
    <style:style style:name="T347" style:family="text">
      <style:text-properties officeooo:rsid="009437be"/>
    </style:style>
    <style:style style:name="T348" style:family="text">
      <style:text-properties officeooo:rsid="0096314b"/>
    </style:style>
    <style:style style:name="T349" style:family="text">
      <style:text-properties fo:color="#00a933" loext:opacity="100%" style:text-underline-style="solid" style:text-underline-width="auto" style:text-underline-color="font-color" officeooo:rsid="001a20db"/>
    </style:style>
    <style:style style:name="T350" style:family="text">
      <style:text-properties fo:color="#00a933" loext:opacity="100%" style:text-underline-style="solid" style:text-underline-width="auto" style:text-underline-color="font-color" officeooo:rsid="0089ae28"/>
    </style:style>
    <style:style style:name="T351" style:family="text">
      <style:text-properties fo:color="#00a933" loext:opacity="100%" style:text-underline-style="solid" style:text-underline-width="auto" style:text-underline-color="font-color" officeooo:rsid="008b52c7"/>
    </style:style>
    <style:style style:name="T352" style:family="text">
      <style:text-properties fo:color="#00a933" loext:opacity="100%" style:text-underline-style="solid" style:text-underline-width="auto" style:text-underline-color="font-color" officeooo:rsid="0018c4ea"/>
    </style:style>
    <style:style style:name="T353" style:family="text">
      <style:text-properties fo:color="#00a933" loext:opacity="100%" style:text-underline-style="solid" style:text-underline-width="auto" style:text-underline-color="font-color" officeooo:rsid="001362f7"/>
    </style:style>
    <style:style style:name="T354" style:family="text">
      <style:text-properties fo:color="#00a933" loext:opacity="100%" style:text-underline-style="solid" style:text-underline-width="auto" style:text-underline-color="font-color" officeooo:rsid="00c58f5c"/>
    </style:style>
    <style:style style:name="T355" style:family="text">
      <style:text-properties fo:color="#00a933" loext:opacity="100%" style:text-underline-style="solid" style:text-underline-width="auto" style:text-underline-color="font-color" officeooo:rsid="00ca4724"/>
    </style:style>
    <style:style style:name="T356" style:family="text">
      <style:text-properties fo:color="#00a933" loext:opacity="100%" style:text-underline-style="solid" style:text-underline-width="auto" style:text-underline-color="font-color" officeooo:rsid="011113a5"/>
    </style:style>
    <style:style style:name="T357" style:family="text">
      <style:text-properties fo:color="#00a933" loext:opacity="100%" officeooo:rsid="0089ae28"/>
    </style:style>
    <style:style style:name="T358" style:family="text">
      <style:text-properties fo:color="#00a933" loext:opacity="100%" officeooo:rsid="01114bb2"/>
    </style:style>
    <style:style style:name="T359" style:family="text">
      <style:text-properties fo:color="#00a933" loext:opacity="100%" officeooo:rsid="011783eb"/>
    </style:style>
    <style:style style:name="T360" style:family="text">
      <style:text-properties fo:color="#00a933" loext:opacity="100%" officeooo:rsid="01191ce8"/>
    </style:style>
    <style:style style:name="T361" style:family="text">
      <style:text-properties officeooo:rsid="0098f5b4"/>
    </style:style>
    <style:style style:name="T362" style:family="text">
      <style:text-properties officeooo:rsid="0099caad"/>
    </style:style>
    <style:style style:name="T363" style:family="text">
      <style:text-properties officeooo:rsid="00a0f062"/>
    </style:style>
    <style:style style:name="T364" style:family="text">
      <style:text-properties fo:color="#158466" loext:opacity="100%"/>
    </style:style>
    <style:style style:name="T365" style:family="text">
      <style:text-properties fo:color="#158466" loext:opacity="100%" officeooo:rsid="00ae7c16"/>
    </style:style>
    <style:style style:name="T366" style:family="text">
      <style:text-properties fo:color="#158466" loext:opacity="100%" style:font-name="Futura Std Condensed" officeooo:rsid="00b3984f"/>
    </style:style>
    <style:style style:name="T367" style:family="text">
      <style:text-properties fo:color="#158466" loext:opacity="100%" officeooo:rsid="011783eb"/>
    </style:style>
    <style:style style:name="T368" style:family="text">
      <style:text-properties officeooo:rsid="00b8d8fd"/>
    </style:style>
    <style:style style:name="T369" style:family="text">
      <style:text-properties fo:color="#808080" loext:opacity="100%" officeooo:rsid="00a7cb89"/>
    </style:style>
    <style:style style:name="T370" style:family="text">
      <style:text-properties fo:color="#808080" loext:opacity="100%" style:font-name="Futura Std Condensed" officeooo:rsid="00a46215"/>
    </style:style>
    <style:style style:name="T371" style:family="text">
      <style:text-properties fo:color="#808080" loext:opacity="100%" officeooo:rsid="00a46215"/>
    </style:style>
    <style:style style:name="T372" style:family="text">
      <style:text-properties fo:color="#808080" loext:opacity="100%" fo:font-weight="bold" officeooo:rsid="00a46215" style:font-weight-asian="bold" style:font-weight-complex="bold"/>
    </style:style>
    <style:style style:name="T373" style:family="text">
      <style:text-properties fo:color="#808080" loext:opacity="100%" officeooo:rsid="00dcc94b"/>
    </style:style>
    <style:style style:name="T374" style:family="text">
      <style:text-properties fo:color="#808080" loext:opacity="100%" officeooo:rsid="00e9a091"/>
    </style:style>
    <style:style style:name="T375" style:family="text">
      <style:text-properties officeooo:rsid="00c28cba"/>
    </style:style>
    <style:style style:name="T376" style:family="text">
      <style:text-properties officeooo:rsid="00c58f5c"/>
    </style:style>
    <style:style style:name="T377" style:family="text">
      <style:text-properties officeooo:rsid="00c8a72c"/>
    </style:style>
    <style:style style:name="T378" style:family="text">
      <style:text-properties officeooo:rsid="00ca4724"/>
    </style:style>
    <style:style style:name="T379" style:family="text">
      <style:text-properties officeooo:rsid="00cb7f5f"/>
    </style:style>
    <style:style style:name="T380" style:family="text">
      <style:text-properties officeooo:rsid="00d287be"/>
    </style:style>
    <style:style style:name="T381" style:family="text">
      <style:text-properties officeooo:rsid="00d87f02"/>
    </style:style>
    <style:style style:name="T382" style:family="text">
      <style:text-properties fo:font-size="18pt" officeooo:rsid="00c56511" style:font-size-asian="18pt" style:font-size-complex="18pt"/>
    </style:style>
    <style:style style:name="T383" style:family="text">
      <style:text-properties fo:font-size="18pt" officeooo:rsid="00c84595" style:font-size-asian="18pt" style:font-size-complex="18pt"/>
    </style:style>
    <style:style style:name="T384" style:family="text">
      <style:text-properties fo:font-size="18pt" officeooo:rsid="00c28cba" style:font-size-asian="18pt" style:font-size-complex="18pt"/>
    </style:style>
    <style:style style:name="T385" style:family="text">
      <style:text-properties fo:font-size="18pt" officeooo:rsid="00c3b924" style:font-size-asian="18pt" style:font-size-complex="18pt"/>
    </style:style>
    <style:style style:name="T386" style:family="text">
      <style:text-properties officeooo:rsid="007b6d21"/>
    </style:style>
    <style:style style:name="T387" style:family="text">
      <style:text-properties officeooo:rsid="00dcc94b"/>
    </style:style>
    <style:style style:name="T388" style:family="text">
      <style:text-properties officeooo:rsid="00e112ed"/>
    </style:style>
    <style:style style:name="T389" style:family="text">
      <style:text-properties officeooo:rsid="00e2218e"/>
    </style:style>
    <style:style style:name="T390" style:family="text">
      <style:text-properties officeooo:rsid="00e4b10a"/>
    </style:style>
    <style:style style:name="T391" style:family="text">
      <style:text-properties officeooo:rsid="00e707e0"/>
    </style:style>
    <style:style style:name="T392" style:family="text">
      <style:text-properties officeooo:rsid="00e86cd5"/>
    </style:style>
    <style:style style:name="T393" style:family="text">
      <style:text-properties officeooo:rsid="00e9a091"/>
    </style:style>
    <style:style style:name="T394" style:family="text">
      <style:text-properties officeooo:rsid="00ebffaf"/>
    </style:style>
    <style:style style:name="T395" style:family="text">
      <style:text-properties officeooo:rsid="00f77c78"/>
    </style:style>
    <style:style style:name="T396" style:family="text">
      <style:text-properties officeooo:rsid="00fa6c72"/>
    </style:style>
    <style:style style:name="T397" style:family="text">
      <style:text-properties officeooo:rsid="0102d0e2"/>
    </style:style>
    <style:style style:name="T398" style:family="text">
      <style:text-properties officeooo:rsid="01060e74"/>
    </style:style>
    <style:style style:name="T399" style:family="text">
      <style:text-properties officeooo:rsid="0108be5c"/>
    </style:style>
    <style:style style:name="T400" style:family="text">
      <style:text-properties officeooo:rsid="011113a5"/>
    </style:style>
    <style:style style:name="T401" style:family="text">
      <style:text-properties officeooo:rsid="01114bb2"/>
    </style:style>
    <style:style style:name="T402" style:family="text">
      <style:text-properties officeooo:rsid="00f9979f"/>
    </style:style>
    <style:style style:name="T403" style:family="text">
      <style:text-properties officeooo:rsid="011783eb"/>
    </style:style>
    <style:style style:name="T404" style:family="text">
      <style:text-properties officeooo:rsid="01191ce8"/>
    </style:style>
    <style:style style:name="T405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06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07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08" style:family="text">
      <style:text-properties officeooo:rsid="011b1c62"/>
    </style:style>
    <style:style style:name="T409" style:family="text">
      <style:text-properties officeooo:rsid="00d63b95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7"><text:span text:style-name="T4"><text:tab/></text:span><text:span text:style-name="T307">P</text:span><text:span text:style-name="T4">eaceful Alien</text:span> <text:span text:style-name="T361">l</text:span>and<text:span text:style-name="T3">s</text:span> in a Kindergarten. Kids are coming from everywhere. More and more. They tend to surround the <text:span text:style-name="T3">Alien</text:span> <text:span text:style-name="T305">a</text:span><text:span text:style-name="T4">nd they want “blood”! </text:span><text:span text:style-name="T381">The </text:span><text:span text:style-name="T286">Alien</text:span> has to avoid <text:span text:style-name="T1">kids</text:span> in order to survive. Everything’s seen through a surveillance<text:span text:style-name="T286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72">The game will be a</text:span><text:span text:style-name="T19"> </text:span><text:span text:style-name="T22">Top Down Shooter</text:span><text:span text:style-name="T159"> in </text:span><text:span text:style-name="T19">2D pixel art</text:span><text:span text:style-name="T272"> </text:span><text:span text:style-name="T282">style</text:span><text:span text:style-name="T272">.</text:span></text:p>
      <text:p text:style-name="P21"/>
      <text:p text:style-name="P21"><text:tab/>The game will<text:span text:style-name="T248"> </text:span>be in <text:span text:style-name="T6">German</text:span> (just because the title rocks in German).</text:p>
      <text:p text:style-name="P21"/>
      <text:p text:style-name="P25"><text:tab/><text:span text:style-name="T29">1 player versus CPU</text:span><text:span text:style-name="T183">.</text:span></text:p>
      <text:p text:style-name="P21"/>
      <text:p text:style-name="P25"><text:tab/><text:span text:style-name="T34">1 difficulty level</text:span><text:span text:style-name="T183">.</text:span></text:p>
      <text:p text:style-name="P33"/>
      <text:p text:style-name="P33"><text:tab/><text:span text:style-name="T272">One</text:span> game last<text:span text:style-name="T280">s</text:span> <text:span text:style-name="T248">up to</text:span> <text:span text:style-name="T13">1 minute</text:span> (or a bit more <text:span text:style-name="T248">with luck as player will become “blind” at some point</text:span>). <text:span text:style-name="T308">As long as the Alien can survive, the game isn’t over but considering that </text:span><text:span text:style-name="T327">after </text:span><text:span text:style-name="T308">about 1 minute the screen </text:span><text:span text:style-name="T347">gets</text:span><text:span text:style-name="T308"> black, I don’t think the game will last very long </text:span><text:span text:style-name="T347">after that</text:span><text:span text:style-name="T308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40">.</text:span><text:span text:style-name="T289"> </text:span><text:span text:style-name="T302">We’ll give the length of the game but</text:span><text:span text:style-name="T231"> </text:span><text:span text:style-name="T232">(</text:span><text:span text:style-name="T231">if it doesn’t break the record, then</text:span><text:span text:style-name="T232">)</text:span><text:span text:style-name="T231"> </text:span><text:span text:style-name="T302">“</text:span><text:span text:style-name="T298">it’ll be lost for ever like tears in the rain!</text:span><text:span text:style-name="T302">” </text:span><text:span text:style-name="T320">This means that we’ll have to write something in a file on the computer… Is that a good idea (probably not) </text:span><text:span text:style-name="T322">but considering that there is now a lot to unlock in the game, it could be nice to not have to unlock everything every time</text:span><text:span text:style-name="T321">… </text:span></text:p>
      <text:p text:style-name="P22"/>
      <text:p text:style-name="P22"><text:tab/><text:span text:style-name="T18">Nothing to gather</text:span><text:span text:style-name="T248">: no bonus, </text:span><text:span text:style-name="T305">no health, </text:span><text:span text:style-name="T248">no money, no points, </text:span><text:span text:style-name="T272">no weapon, no armor, </text:span><text:span text:style-name="T248">no nothing!</text:span></text:p>
      <text:p text:style-name="P22"/>
      <text:p text:style-name="P22"><text:tab/><text:span text:style-name="T38">“</text:span><text:span text:style-name="T40">C</text:span><text:span text:style-name="T41">ontact” with</text:span><text:span text:style-name="T42"> </text:span><text:span text:style-name="T40">enemies</text:span><text:span text:style-name="T42"> </text:span><text:span text:style-name="T41">deals </text:span><text:span text:style-name="T40">no </text:span><text:span text:style-name="T41">damage, </text:span><text:span text:style-name="T43">only </text:span><text:span text:style-name="T44">physical attacks/</text:span><text:span text:style-name="T43">projectiles/</text:span><text:span text:style-name="T45">weapons</text:span><text:span text:style-name="T43"> do.</text:span></text:p>
      <text:p text:style-name="P22"/>
      <text:p text:style-name="P22"><text:span text:style-name="T61"><text:tab/></text:span><text:span text:style-name="T77">The Alien is invulnerable for the first </text:span><text:span text:style-name="T100">2</text:span><text:span text:style-name="T77"> seconds </text:span><text:span text:style-name="T85">of the game “</text:span><text:span text:style-name="T100">flashing” </text:span><text:span text:style-name="T56">white for 3 frames</text:span><text:span text:style-name="T77">!</text:span></text:p>
      <text:p text:style-name="P22"><text:span text:style-name="T77"><text:tab/></text:span><text:span text:style-name="T57">While invulnerable, the alien can’t use his talent…</text:span></text:p>
      <text:p text:style-name="P22"/>
      <text:p text:style-name="P121"><text:span text:style-name="T271"><text:tab/></text:span><text:span text:style-name="T409">Whenever mentioning a color, it as to be taken form the game’s palette!</text:span></text:p>
      <text:p text:style-name="P104"><text:span text:style-name="T363">The </text:span>Alien</text:p>
      <text:p text:style-name="P105"/>
      <text:p text:style-name="P52"><text:span text:style-name="T347">The</text:span> <text:span text:style-name="T347">A</text:span>lien<text:span text:style-name="T347">s</text:span> <text:span text:style-name="T347">have</text:span> <text:span text:style-name="T327">female </text:span>German old fashioned name<text:span text:style-name="T347">s</text:span>: <text:span text:style-name="T347">the player’s Alien is called </text:span><text:span text:style-name="T85">Brünhild</text:span><text:span text:style-name="T347">, the other one at the teleportation desk is called </text:span><text:span text:style-name="T85">Gudrun</text:span><text:span text:style-name="T233"> </text:span><text:span text:style-name="T238">and the Great Tependicular’s name is </text:span><text:span text:style-name="T107">Hildegard</text:span>!</text:p>
      <text:p text:style-name="P34"/>
      <text:p text:style-name="P112"><text:span text:style-name="T162">The </text:span><text:span text:style-name="T171">A</text:span><text:span text:style-name="T161">lien </text:span><text:span text:style-name="T170">has</text:span><text:span text:style-name="T296"> 1000 hit points (HP)</text:span><text:span text:style-name="T161">.</text:span></text:p>
      <text:p text:style-name="P36"/>
      <text:p text:style-name="P42"><text:tab/><text:span text:style-name="T347">The</text:span><text:span text:style-name="T283"> Alien has</text:span><text:span text:style-name="T4"> </text:span><text:span text:style-name="T14">1</text:span><text:span text:style-name="T13"> defensive </text:span><text:span text:style-name="T19">skill</text:span><text:span text:style-name="T158"> </text:span><text:span text:style-name="T220">to choose</text:span>:</text:p>
      <text:p text:style-name="P36"/>
      <text:p text:style-name="P38"><text:tab/>- <text:span text:style-name="T13">Random teleportation</text:span><text:span text:style-name="T197"> </text:span><text:span text:style-name="T205">(</text:span><text:span text:style-name="T351">cooldown: </text:span><text:span text:style-name="T355">10</text:span><text:span text:style-name="T351"> seconds</text:span><text:span text:style-name="T205">). </text:span><text:span text:style-name="T235">Available teleportation points are defined in the Background.tscn. </text:span><text:span text:style-name="T317">Uses RANDOM TELEPORTATION fx.</text:span></text:p>
      <text:p text:style-name="P44"><text:tab/>- <text:span text:style-name="T13">Dash</text:span> <text:span text:style-name="T2">(</text:span><text:span text:style-name="T251">pass through </text:span><text:span text:style-name="T249">kids and attacks</text:span><text:span text:style-name="T206"> – </text:span><text:span text:style-name="T351">cooldown: 15 seconds</text:span><text:span text:style-name="T2">).</text:span><text:span text:style-name="T235"> </text:span><text:span text:style-name="T317">Uses DASH fx.</text:span></text:p>
      <text:p text:style-name="P44"><text:tab/>- <text:span text:style-name="T13">Repulsive </text:span><text:span text:style-name="T15">explosion</text:span><text:span text:style-name="T138"> </text:span><text:span text:style-name="T139">(repulsive effect </text:span><text:span text:style-name="T140">only on kids </text:span><text:span text:style-name="T138">–</text:span><text:span text:style-name="T140"> </text:span><text:span text:style-name="T142">not the </text:span><text:span text:style-name="T156">ranged </text:span><text:span text:style-name="T142">attacks</text:span><text:span text:style-name="T206"> – </text:span><text:span text:style-name="T351">cooldown: 10 seconds</text:span><text:span text:style-name="T139">).</text:span><text:span text:style-name="T235"> </text:span><text:span text:style-name="T317">Uses REPULSIVE EXPLOSION fx.</text:span></text:p>
      <text:p text:style-name="P44"><text:tab/>- <text:span text:style-name="T13">Freezing </text:span><text:span text:style-name="T65">shockwave</text:span><text:span text:style-name="T16"> </text:span><text:span text:style-name="T139">(</text:span><text:span text:style-name="T150">Freezes nearby enemies for </text:span><text:span text:style-name="T151">4</text:span><text:span text:style-name="T150"> seconds</text:span><text:span text:style-name="T206"> </text:span><text:span text:style-name="T207">–</text:span><text:span text:style-name="T206"> </text:span><text:span text:style-name="T142">not the </text:span><text:span text:style-name="T156">ranged attacks</text:span><text:span text:style-name="T206"> – </text:span><text:span text:style-name="T351">cooldown: 15 seconds</text:span><text:span text:style-name="T139">).</text:span><text:span text:style-name="T235"> </text:span><text:span text:style-name="T317">Uses FREEZING SHOCKWAVE fx.</text:span></text:p>
      <text:p text:style-name="P44"><text:tab/>- <text:span text:style-name="T17">Quick r</text:span><text:span text:style-name="T16">unner </text:span><text:span text:style-name="T139">(</text:span><text:span text:style-name="T224">runs</text:span><text:span text:style-name="T204"> 2</text:span><text:span text:style-name="T219">0</text:span><text:span text:style-name="T204">% faster – </text:span><text:span text:style-name="T353">permanent</text:span><text:span text:style-name="T139">). </text:span><text:span text:style-name="T155">It means </text:span><text:span text:style-name="T46">increasing fps</text:span><text:span text:style-name="T155"> or </text:span><text:span text:style-name="T46">m/s</text:span><text:span text:style-name="T155">.</text:span><text:span text:style-name="T216"> </text:span><text:span text:style-name="T318">Uses NO fx.</text:span></text:p>
      <text:p text:style-name="P44"><text:tab/>- <text:span text:style-name="T15">Force </text:span><text:span text:style-name="T65">f</text:span><text:span text:style-name="T15">ield</text:span><text:span text:style-name="T138"> </text:span><text:span text:style-name="T139">(repulsive effect </text:span><text:span text:style-name="T203">for </text:span><text:span text:style-name="T204">6</text:span><text:span text:style-name="T203"> seconds</text:span><text:span text:style-name="T140"> on </text:span><text:span text:style-name="T154">ranged attacks</text:span><text:span text:style-name="T206"> – </text:span><text:span text:style-name="T351">cooldown: </text:span><text:span text:style-name="T356">10</text:span><text:span text:style-name="T351"> seconds</text:span><text:span text:style-name="T139">).</text:span><text:span text:style-name="T235"> </text:span><text:span text:style-name="T317">Uses FORCE FIELD fx.</text:span></text:p>
      <text:p text:style-name="P44"><text:tab/>- <text:span text:style-name="T15">Time stop </text:span><text:span text:style-name="T139">(affects </text:span><text:span text:style-name="T150">everything </text:span><text:span text:style-name="T229">(except </text:span><text:span text:style-name="T230">the Alien</text:span><text:span text:style-name="T229">)</text:span><text:span text:style-name="T150"> for 3 seconds</text:span><text:span text:style-name="T206"> – </text:span><text:span text:style-name="T351">cooldown: 20 seconds</text:span><text:span text:style-name="T140">). </text:span><text:span text:style-name="T216"><text:s/></text:span><text:span text:style-name="T318">Uses TIME STOP fx.</text:span></text:p>
      <text:p text:style-name="P45"><text:tab/>- <text:span text:style-name="T17">Mirror images</text:span><text:span text:style-name="T136"> (</text:span><text:span text:style-name="T257">3</text:span><text:span text:style-name="T250"> </text:span><text:span text:style-name="T258">i</text:span><text:span text:style-name="T257">nvulnerable </text:span><text:span text:style-name="T255">copies </text:span><text:span text:style-name="T258">of the Alien</text:span><text:span text:style-name="T136"> </text:span><text:span text:style-name="T378">appear (“flashing” </text:span><text:span text:style-name="T404">white</text:span><text:span text:style-name="T378"> for 3 frames) and </text:span><text:span text:style-name="T136">start </text:span><text:span text:style-name="T346">running</text:span><text:span text:style-name="T136"> in random directions </text:span><text:span text:style-name="T404">(</text:span><text:span text:style-name="T267">movement collisions apply</text:span><text:span text:style-name="T404">)</text:span><text:span text:style-name="T136"> from the player attracting clos</text:span><text:span text:style-name="T404">e enough </text:span><text:span text:style-name="T136">kids for </text:span><text:span text:style-name="T254">3</text:span><text:span text:style-name="T250"> seconds</text:span><text:span text:style-name="T269"> </text:span><text:span text:style-name="T270">then disappear</text:span><text:span text:style-name="T206"> </text:span><text:span text:style-name="T209">(“flashing” </text:span><text:span text:style-name="T218">white</text:span><text:span text:style-name="T209"> for 3 frames) </text:span><text:span text:style-name="T206">– </text:span><text:span text:style-name="T351">cooldown: 1</text:span><text:span text:style-name="T354">5</text:span><text:span text:style-name="T351"> seconds</text:span><text:span text:style-name="T136">).</text:span><text:span text:style-name="T216"> </text:span><text:span text:style-name="T157">If hit by an attack, the mirror image disappears instantly</text:span><text:span text:style-name="T218"> </text:span><text:span text:style-name="T209">(“flashing” </text:span><text:span text:style-name="T218">white</text:span><text:span text:style-name="T209"> for 3 frames)</text:span><text:span text:style-name="T218">. </text:span><text:span text:style-name="T318">Uses MIRROR IMAGES fx.</text:span></text:p>
      <text:p text:style-name="P44"><text:tab/>- <text:span text:style-name="T23">Dodger</text:span><text:span text:style-name="T276"> (hit box </text:span><text:span text:style-name="T306">size </text:span><text:span text:style-name="T276">reduced</text:span><text:span text:style-name="T139"> </text:span><text:span text:style-name="T204">by 2</text:span><text:span text:style-name="T219">0</text:span><text:span text:style-name="T204">% </text:span><text:span text:style-name="T139">– </text:span><text:span text:style-name="T352">permanent</text:span><text:span text:style-name="T276">).</text:span><text:span text:style-name="T216"> </text:span><text:span text:style-name="T318">Uses NO fx.</text:span></text:p>
      <text:p text:style-name="P45"><text:tab/>- <text:span text:style-name="T23">Invisible</text:span><text:span text:style-name="T276"> (makes </text:span><text:span text:style-name="T252">enemies go away </text:span><text:span text:style-name="T256">as if the Alien wasn’t here</text:span><text:span text:style-name="T276"> for </text:span><text:span text:style-name="T376">4</text:span><text:span text:style-name="T276"> seconds</text:span><text:span text:style-name="T206"> </text:span><text:span text:style-name="T214">but can take damages </text:span><text:span text:style-name="T218">and movement collisions apply)</text:span><text:span text:style-name="T206">– </text:span><text:span text:style-name="T351">cooldown: </text:span><text:span text:style-name="T354">20</text:span><text:span text:style-name="T351"> seconds</text:span><text:span text:style-name="T276">).</text:span><text:span text:style-name="T216"> </text:span><text:span text:style-name="T318">Uses INVISIBLE fx.</text:span></text:p>
      <text:p text:style-name="P44"><text:tab/>- <text:span text:style-name="T23">Shield</text:span><text:span text:style-name="T276"> (</text:span><text:span text:style-name="T253">invulnerable to </text:span><text:span text:style-name="T259">hand-to-hand</text:span><text:span text:style-name="T256"> </text:span><text:span text:style-name="T253">attack</text:span><text:span text:style-name="T259">s</text:span><text:span text:style-name="T256"> for </text:span><text:span text:style-name="T260">3</text:span><text:span text:style-name="T256"> seconds</text:span><text:span text:style-name="T206"> – </text:span><text:span text:style-name="T351">cooldown: 10 seconds</text:span><text:span text:style-name="T276">).</text:span><text:span text:style-name="T216"> </text:span><text:span text:style-name="T318">Uses SHIELD fx.</text:span></text:p>
      <text:p text:style-name="P53"><text:tab/>- <text:span text:style-name="T13">Second life</text:span> (restart with <text:span text:style-name="T348">300 HP</text:span> from where the <text:span text:style-name="T378">Alien</text:span><text:span text:style-name="T340"> died – </text:span><text:span text:style-name="T357">only 1 time</text:span>). <text:span text:style-name="T381">No teleportation at the restart. The enemies resume doing their things. The alien stays dead for 2 seconds then revive</text:span><text:span text:style-name="T400">s, </text:span><text:span text:style-name="T403">quickly</text:span><text:span text:style-name="T381"> “flashing” </text:span><text:span text:style-name="T404">white</text:span><text:span text:style-name="T381"> for 1 </text:span><text:span text:style-name="T400">second (invulnerab</text:span><text:span text:style-name="T404">le</text:span><text:span text:style-name="T400"> at restart </text:span><text:span text:style-name="T404">for 1 second</text:span><text:span text:style-name="T400">)</text:span><text:span text:style-name="T381">.</text:span></text:p>
      <text:p text:style-name="P44"><text:tab/>- <text:span text:style-name="T23">Healthy</text:span><text:span text:style-name="T276"> (</text:span><text:span text:style-name="T306">2</text:span><text:span text:style-name="T345">0</text:span><text:span text:style-name="T306">% </text:span><text:span text:style-name="T276">more hit points – </text:span><text:span text:style-name="T350">permanent</text:span><text:span text:style-name="T276">).</text:span><text:span text:style-name="T216"> </text:span><text:span text:style-name="T318">Uses NO fx.</text:span></text:p>
      <text:p text:style-name="P44"><text:tab/>- <text:span text:style-name="T24">Regeneration</text:span><text:span text:style-name="T277"> (</text:span><text:span text:style-name="T348">5</text:span><text:span text:style-name="T344"> hp per second – </text:span><text:span text:style-name="T349">permanent</text:span><text:span text:style-name="T277">).</text:span><text:span text:style-name="T216"> </text:span><text:span text:style-name="T318">Uses NO fx.</text:span></text:p>
      <text:p text:style-name="P44"><text:soft-page-break/><text:tab/>- <text:span text:style-name="T25">Hand to hand </text:span><text:span text:style-name="T81">specialist</text:span><text:span text:style-name="T278"> (50% damage from short range but 200% damage from long range – </text:span><text:span text:style-name="T350">permanent</text:span><text:span text:style-name="T278">).</text:span><text:span text:style-name="T216"> </text:span><text:span text:style-name="T318">Uses NO fx.</text:span></text:p>
      <text:p text:style-name="P44"><text:tab/>- <text:span text:style-name="T25">Ranged </text:span><text:span text:style-name="T32">fighting </text:span><text:span text:style-name="T81">expert</text:span><text:span text:style-name="T278"> (50% damage from long range but 200% damage from short range – </text:span><text:span text:style-name="T350">permanent</text:span><text:span text:style-name="T278">).</text:span><text:span text:style-name="T216"> </text:span><text:span text:style-name="T318">Uses NO fx.</text:span></text:p>
      <text:p text:style-name="P44"><text:tab/>- <text:span text:style-name="T7">None!</text:span><text:span text:style-name="T216"> </text:span><text:span text:style-name="T318">Uses NO fx.</text:span></text:p>
      <text:p text:style-name="P44"><text:span text:style-name="T386"><text:tab/>- </text:span><text:span text:style-name="T103">Der Techniker</text:span><text:span text:style-name="T386"> </text:span><text:span text:style-name="T399">The technician </text:span><text:span text:style-name="T386">(</text:span><text:span text:style-name="T387">hidden talent to unlock (</text:span><text:span text:style-name="T373">see condition </text:span><text:span text:style-name="T374">at the end</text:span><text:span text:style-name="T387">)</text:span><text:span text:style-name="T340"> – </text:span><text:span text:style-name="T357">only 1 time</text:span><text:span text:style-name="T386">).</text:span><text:span text:style-name="T381"> </text:span><text:span text:style-name="T387">Resets the game overlay shader values </text:span><text:span text:style-name="T394">(and restart</text:span><text:span text:style-name="T399">s</text:span><text:span text:style-name="T394"> its animation!)</text:span><text:span text:style-name="T381">. </text:span><text:span text:style-name="T403">We’ll eventually also reset the random selections in the Overlay #1). </text:span><text:span text:style-name="T393">This allows a longer game leading to more kids… </text:span><text:span text:style-name="T114">Once the screen start</text:span><text:span text:style-name="T116">s</text:span><text:span text:style-name="T114"> shuting down, you can’t use that talent</text:span><text:span text:style-name="T403">.</text:span><text:span text:style-name="T216"> </text:span><text:span text:style-name="T318">Uses TECHNIKER fx.</text:span></text:p>
      <text:p text:style-name="P43"><text:span text:style-name="T386"><text:tab/>- </text:span><text:span text:style-name="T110">Zufällig… </text:span><text:span text:style-name="T399">H</text:span><text:span text:style-name="T387">idden “talent” to unlock (</text:span><text:span text:style-name="T373">see condition </text:span><text:span text:style-name="T374">at the end</text:span><text:span text:style-name="T386">).</text:span><text:span text:style-name="T381"> </text:span><text:span text:style-name="T398">A random talent is selected at game launch</text:span><text:span text:style-name="T393">… </text:span><text:span text:style-name="T399">The player won’t know which one has been selected until </text:span><text:span text:style-name="T404">using it (if not permanent)</text:span><text:span text:style-name="T399">.</text:span></text:p>
      <text:p text:style-name="P44"><text:tab/>- <text:span text:style-name="T111">Kotz</text:span><text:span text:style-name="T13">sicher</text:span><text:span text:style-name="T399"> “Vomit-proof” (the alien can walk through vomit suffering </text:span><text:span text:style-name="T400">only 50% of damages</text:span><text:span text:style-name="T399"> </text:span><text:span text:style-name="T340">–</text:span><text:span text:style-name="T399"> </text:span><text:span text:style-name="T350">permanent</text:span><text:span text:style-name="T399">).</text:span><text:span text:style-name="T387"> (</text:span><text:span text:style-name="T373">see condition </text:span><text:span text:style-name="T374">at the end</text:span><text:span text:style-name="T386">)</text:span><text:span text:style-name="T216"> </text:span><text:span text:style-name="T318">Uses NO fx.</text:span></text:p>
      <text:p text:style-name="P44"><text:tab/>- <text:span text:style-name="T112">Bullet time</text:span><text:span text:style-name="T400"> (everything except the Alien is slowed down by 50% for 3 seconds</text:span><text:span text:style-name="T209"> </text:span><text:span text:style-name="T206">– </text:span><text:span text:style-name="T351">cooldown: 1</text:span><text:span text:style-name="T354">5</text:span><text:span text:style-name="T351"> seconds</text:span><text:span text:style-name="T400">).</text:span><text:span text:style-name="T387"> (</text:span><text:span text:style-name="T373">see condition </text:span><text:span text:style-name="T374">at the end</text:span><text:span text:style-name="T386">). </text:span><text:span text:style-name="T319">“</text:span><text:span text:style-name="T317">Almost” uses MIRROR IMAGES fx but with Bullet_time.wav!</text:span></text:p>
      <text:p text:style-name="P44"><text:tab/>- <text:span text:style-name="T113">Geist</text:span><text:span text:style-name="T401"> (the Alien takes no damage and can pass through enemies for 4 seconds – </text:span><text:span text:style-name="T358">cooldown: 20 seconds</text:span><text:span text:style-name="T401">).</text:span><text:span text:style-name="T387"> (</text:span><text:span text:style-name="T373">see condition </text:span><text:span text:style-name="T374">at the end</text:span><text:span text:style-name="T386">). </text:span><text:span text:style-name="T319">“</text:span><text:span text:style-name="T317">Almost” uses INVISIBLE fx but flashes white instead of being transparent and Geist.wav!</text:span></text:p>
      <text:p text:style-name="P40"/>
      <text:p text:style-name="P41"><text:span text:style-name="T220"><text:tab/></text:span><text:span text:style-name="T235">Shaders are </text:span><text:span text:style-name="T102">never</text:span><text:span text:style-name="T235"> affected by talents </text:span><text:span text:style-name="T236">(except </text:span><text:span text:style-name="T244">by</text:span><text:span text:style-name="T236"> </text:span><text:span text:style-name="T237">Der Techniker</text:span><text:span text:style-name="T236">)</text:span><text:span text:style-name="T235">!</text:span></text:p>
      <text:p text:style-name="P36"/>
      <text:p text:style-name="P36"><text:tab/><text:span text:style-name="T30">S</text:span><text:span text:style-name="T26">kill cooldown is shown by the sprite outline color</text:span><text:span text:style-name="T191"> </text:span><text:span text:style-name="T189">(red means not ready)</text:span><text:span text:style-name="T279">.</text:span></text:p>
      <text:p text:style-name="P39"><text:tab/><text:span text:style-name="T67">No HP shown on screen </text:span><text:span text:style-name="T290">(</text:span><text:span text:style-name="T292">we’ll eventually show that also with the outline turning blue</text:span><text:span text:style-name="T290">)</text:span><text:span text:style-name="T326">.</text:span></text:p>
      <text:p text:style-name="P39"><text:tab/><text:span text:style-name="T105">When hit, the Alien flashes white </text:span><text:span text:style-name="T99">for 3 frames</text:span><text:span text:style-name="T105">.</text:span></text:p>
      <text:p text:style-name="P32"><text:tab/><text:span text:style-name="T6">Each</text:span> <text:span text:style-name="T30">skill</text:span><text:span text:style-name="T13"> has </text:span><text:span text:style-name="T60">its own</text:span><text:span text:style-name="T13"> cooldown</text:span> (<text:span text:style-name="T248">duration</text:span> depending on the <text:span text:style-name="T272">skill </text:span><text:span text:style-name="T381">as seen above</text:span>).</text:p>
      <text:p text:style-name="P36"/>
      <text:p text:style-name="P126"/>
      <text:p text:style-name="P4">Enemies</text:p>
      <text:p text:style-name="P55"/>
      <text:p text:style-name="P55">- <text:span text:style-name="T20">Throwing </text:span><text:span text:style-name="T26">B</text:span><text:span text:style-name="T20">ooger </text:span><text:span text:style-name="T26">K</text:span><text:span text:style-name="T20">ids</text:span><text:span text:style-name="T273"> (</text:span><text:span text:style-name="T296">slow </text:span><text:span text:style-name="T273">medium ranged explosives </text:span><text:span text:style-name="T279">with small effect area</text:span><text:span text:style-name="T273">):</text:span></text:p>
      <text:p text:style-name="P55"><text:tab/><text:span text:style-name="T296">Alien loses </text:span><text:span text:style-name="T69">1</text:span><text:span text:style-name="T32">00 </text:span><text:span text:style-name="T59">HP</text:span><text:span text:style-name="T296"> when hit. </text:span><text:span text:style-name="T263">Only deals damage after exploding on the ground!</text:span></text:p>
      <text:p text:style-name="P55"><text:span text:style-name="T389"><text:tab/></text:span><text:span text:style-name="T404">While in the air, it isn’t stopped by kids, teacher nor alien.</text:span></text:p>
      <text:p text:style-name="P55"/>
      <text:p text:style-name="P55">- <text:span text:style-name="T20">Spitting </text:span><text:span text:style-name="T26">K</text:span><text:span text:style-name="T20">ids</text:span><text:span text:style-name="T273"> (</text:span><text:span text:style-name="T296">quick s</text:span><text:span text:style-name="T293">hort </text:span><text:span text:style-name="T273">ranged </text:span><text:span text:style-name="T362">projectile</text:span><text:span text:style-name="T273">).</text:span></text:p>
      <text:p text:style-name="P56"><text:tab/><text:span text:style-name="T296">Alien loses </text:span><text:span text:style-name="T69">5</text:span><text:span text:style-name="T64">0</text:span><text:span text:style-name="T32"> </text:span><text:span text:style-name="T59">HP</text:span><text:span text:style-name="T296"> when hit. </text:span><text:span text:style-name="T389">Disappear</text:span><text:span text:style-name="T404">s</text:span><text:span text:style-name="T389"> before hitting ground (at the end of the animation).</text:span></text:p>
      <text:p text:style-name="P56"/>
      <text:p text:style-name="P55">- <text:span text:style-name="T20">Kids </text:span><text:span text:style-name="T26">W</text:span><text:span text:style-name="T20">ith </text:span><text:span text:style-name="T26">S</text:span><text:span text:style-name="T20">ticks</text:span><text:span text:style-name="T273"> (</text:span><text:span text:style-name="T296">very quick </text:span><text:span text:style-name="T287">hand to hand</text:span><text:span text:style-name="T273"> attack).</text:span></text:p>
      <text:p text:style-name="P56"><text:tab/><text:span text:style-name="T296">Alien loses </text:span><text:span text:style-name="T69">25</text:span><text:span text:style-name="T32"> </text:span><text:span text:style-name="T59">HP</text:span><text:span text:style-name="T296"> when hit.</text:span></text:p>
      <text:p text:style-name="P56"/>
      <text:p text:style-name="P57">- <text:span text:style-name="T65">Crying </text:span><text:span text:style-name="T27">Kids</text:span><text:span text:style-name="T281"> </text:span><text:span text:style-name="T309">run randomly then stop to cry</text:span><text:span text:style-name="T281">. </text:span><text:span text:style-name="T309">If the Alien is close enough, </text:span><text:span text:style-name="T381">that kid will try to </text:span><text:span text:style-name="T309">kick him. </text:span><text:span text:style-name="T381">Then r</text:span><text:span text:style-name="T314">esume </text:span><text:span text:style-name="T381">his </text:span><text:span text:style-name="T314">routine.</text:span></text:p>
      <text:p text:style-name="P57"><text:tab/><text:span text:style-name="T296">Alien loses </text:span><text:span text:style-name="T69">75</text:span><text:span text:style-name="T32"> </text:span><text:span text:style-name="T59">HP</text:span><text:span text:style-name="T296"> </text:span><text:span text:style-name="T314">when hit</text:span><text:span text:style-name="T297">.</text:span></text:p>
      <text:p text:style-name="P56"/>
      <text:p text:style-name="P55">- <text:span text:style-name="T26">Vomiting </text:span><text:span text:style-name="T27">K</text:span><text:span text:style-name="T26">ids</text:span><text:span text:style-name="T279"> (attack with large effect area). </text:span><text:span text:style-name="T314">Wandering, then vomiting somewhere there’</text:span><text:span text:style-name="T381">s enough</text:span><text:span text:style-name="T314"> space for the puddle, then resuming… The vomit puddle generate an area that everybody’s running away from. </text:span><text:span text:style-name="T404">As soon as the kid starts vomiting, the area is locked for the teacher and other kids to avoid it.</text:span></text:p>
      <text:p text:style-name="P57"><text:tab/><text:span text:style-name="T296">Alien loses </text:span><text:span text:style-name="T32">5</text:span><text:span text:style-name="T64">0</text:span><text:span text:style-name="T32"> </text:span><text:span text:style-name="T59">HP per second</text:span><text:span text:style-name="T296"> when walking in the vomit puddle until exiting it. </text:span><text:span text:style-name="T297">He also takes decreasing damage</text:span><text:span text:style-name="T314"> </text:span><text:span text:style-name="T297">for up to 2 seconds </text:span><text:span text:style-name="T314">(</text:span><text:span text:style-name="T101">35</text:span><text:span text:style-name="T66">HP </text:span><text:span text:style-name="T69">the first second</text:span><text:span text:style-name="T66">, then 1</text:span><text:span text:style-name="T101">5</text:span><text:span text:style-name="T66">HP </text:span><text:span text:style-name="T116">the next one</text:span><text:span text:style-name="T314">) </text:span><text:span text:style-name="T297">after exiting the area. </text:span><text:span text:style-name="T109">Alien becomes </text:span><text:span text:style-name="T116">green</text:span><text:span text:style-name="T109"> (except outline) until he exits the vomit puddle</text:span><text:span text:style-name="T397">.</text:span></text:p>
      <text:p text:style-name="P55"/>
      <text:p text:style-name="P63">- <text:span text:style-name="T21">T</text:span><text:span text:style-name="T69">he t</text:span><text:span text:style-name="T13">eacher </text:span><text:span text:style-name="T369">(see </text:span><text:span text:style-name="T372">*1</text:span><text:span text:style-name="T371"> </text:span><text:span text:style-name="T369">below)</text:span><text:span text:style-name="T291"> </text:span><text:span text:style-name="T234">running </text:span><text:span text:style-name="T137">randomly </text:span><text:span text:style-name="T245">then stops looking around then resumes</text:span><text:span text:style-name="T137">.</text:span> <text:span text:style-name="T329">When </text:span><text:span text:style-name="T274">close </text:span><text:span text:style-name="T329">enough </text:span><text:span text:style-name="T274">to the Alien </text:span><text:span text:style-name="T329">and kids involved in </text:span><text:span text:style-name="T381">a</text:span><text:span text:style-name="T329"> fight,</text:span><text:span text:style-name="T274"> </text:span><text:span text:style-name="T381">tries</text:span> to stop the mess <text:span text:style-name="T274">(</text:span><text:span text:style-name="T314">she</text:span><text:span text:style-name="T275"> </text:span><text:span text:style-name="T314">is an</text:span><text:span text:style-name="T275"> </text:span><text:span text:style-name="T274">obstacle: run</text:span><text:span text:style-name="T275">ning</text:span><text:span text:style-name="T274"> then stop</text:span><text:span text:style-name="T275">ping,</text:span><text:span text:style-name="T274"> trying to calm things down </text:span><text:span text:style-name="T303">staying between kid</text:span><text:span text:style-name="T314">s</text:span><text:span text:style-name="T303"> and Alien</text:span><text:span text:style-name="T274">).</text:span></text:p>
      <text:p text:style-name="P55"/>
      <text:p text:style-name="P65">----------</text:p>
      <text:p text:style-name="P55"/>
      <text:p text:style-name="P70">About “IA”, above is a <text:span text:style-name="T368">basic</text:span> description of the enemy behaviors. In the Pac-Man game, one ghost aims at Pac-Man, another aims ahead of Pac-Man, the third has a random behavior and the fourth ghost tries <text:span text:style-name="T368">to reach Pac-Man when close enough</text:span>. <text:span text:style-name="T368">More or less. Maybe we could be inspired by these ideas for our kids.</text:span></text:p>
      <text:p text:style-name="P70"/>
      <text:p text:style-name="P71"><text:span text:style-name="T381">Every single </text:span><text:span text:style-name="T404">kid</text:span><text:span text:style-name="T381"> has</text:span> a somewhat random size of <text:span text:style-name="T404">its</text:span> detection collider <text:span text:style-name="T381">(+/-1</text:span><text:span text:style-name="T397">5</text:span><text:span text:style-name="T381">%)</text:span>.<text:span text:style-name="T315"> </text:span><text:span text:style-name="T320">Maybe useless?</text:span></text:p>
      <text:p text:style-name="P107">Technically</text:p>
      <text:p text:style-name="P106"/>
      <text:p text:style-name="P108"><text:span text:style-name="T268"><text:tab/></text:span><text:span text:style-name="T119">Animations at </text:span><text:span text:style-name="T121">10fps</text:span><text:span text:style-name="T311">.</text:span></text:p>
      <text:p text:style-name="P49"/>
      <text:p text:style-name="P48"><text:tab/><text:span text:style-name="T137">Every game</text:span><text:span text:style-name="T5"> </text:span><text:span text:style-name="T13">starts from a random point in the area</text:span><text:span text:style-name="T5">. </text:span><text:span text:style-name="T235">available s</text:span><text:span text:style-name="T137">pawning points </text:span><text:span text:style-name="T235">are</text:span><text:span text:style-name="T137"> established before hand </text:span><text:span text:style-name="T235">(in Background.tscn)</text:span><text:span text:style-name="T137">.</text:span></text:p>
      <text:p text:style-name="P48"/>
      <text:p text:style-name="P48"><text:tab/><text:span text:style-name="T33">Camera bug </text:span><text:span text:style-name="T62">effects</text:span><text:span text:style-name="T33"> </text:span><text:span text:style-name="T69">constantly evolve</text:span><text:span text:style-name="T33"> </text:span><text:span text:style-name="T79">up to the max </text:span><text:span text:style-name="T84">after 1 minute</text:span><text:span text:style-name="T343"> </text:span><text:span text:style-name="T330">and</text:span><text:span text:style-name="T284"> </text:span><text:span text:style-name="T33">the last effect (screen shutdown) always happen</text:span><text:span text:style-name="T73">s</text:span><text:span text:style-name="T33"> just after </text:span><text:span text:style-name="T116">that</text:span><text:span text:style-name="T69">… </text:span><text:span text:style-name="T79">But the game still goes on </text:span><text:span text:style-name="T116">and the shader still applies. It’s just “stuck” at the maximum effect reached at the end of the animation</text:span><text:span text:style-name="T79">!</text:span></text:p>
      <text:p text:style-name="P35"/>
      <text:p text:style-name="P30"><text:tab/><text:span text:style-name="T28">A</text:span><text:span text:style-name="T13">lien</text:span> <text:span text:style-name="T287">and </text:span><text:span text:style-name="T37">Enemies</text:span><text:span text:style-name="T287"> </text:span><text:span text:style-name="T295">have</text:span> <text:span text:style-name="T37">8</text:span><text:span text:style-name="T13"> </text:span><text:span text:style-name="T31">action </text:span><text:span text:style-name="T13">direction</text:span><text:span text:style-name="T31">s</text:span><text:span text:style-name="T158">.</text:span></text:p>
      <text:p text:style-name="P100"/>
      <text:p text:style-name="P24"><text:span text:style-name="T158"><text:tab/></text:span><text:span text:style-name="T186">A</text:span><text:span text:style-name="T143">lien animations (</text:span><text:span text:style-name="T39">left</text:span><text:span text:style-name="T143"> and </text:span><text:span text:style-name="T39">right</text:span><text:span text:style-name="T143"> are </text:span><text:span text:style-name="T39">flopped animations</text:span><text:span text:style-name="T143">, </text:span><text:span text:style-name="T39">up/left</text:span><text:span text:style-name="T143"> and </text:span><text:span text:style-name="T39">up/right</text:span><text:span text:style-name="T143"> are </text:span><text:span text:style-name="T39">flopped animations</text:span><text:span text:style-name="T143"> and </text:span><text:span text:style-name="T39">down/left</text:span><text:span text:style-name="T143"> and </text:span><text:span text:style-name="T39">down/right</text:span><text:span text:style-name="T143"> are also </text:span><text:span text:style-name="T39">flopped animations</text:span><text:span text:style-name="T143">):</text:span></text:p>
      <text:p text:style-name="P23"><text:span text:style-name="T35"><text:tab/>8</text:span><text:span text:style-name="T34"> Move </text:span><text:span text:style-name="T65">(run) </text:span><text:span text:style-name="T34">direction</text:span><text:span text:style-name="T30">s</text:span></text:p>
      <text:p text:style-name="P23"><text:span text:style-name="T35"><text:tab/>8</text:span><text:span text:style-name="T316"> </text:span><text:span text:style-name="T34">Idle direction</text:span><text:span text:style-name="T30">s</text:span></text:p>
      <text:p text:style-name="P23"><text:span text:style-name="T30"><text:tab/></text:span><text:span text:style-name="T37">8 </text:span><text:span text:style-name="T31">G</text:span><text:span text:style-name="T37">etting </text:span><text:span text:style-name="T31">H</text:span><text:span text:style-name="T37">it directions</text:span></text:p>
      <text:p text:style-name="P23"><text:span text:style-name="T35"><text:tab/></text:span><text:span text:style-name="T129">8</text:span><text:span text:style-name="T130"> </text:span><text:span text:style-name="T131">D</text:span><text:span text:style-name="T130">eath </text:span><text:span text:style-name="T131">D</text:span><text:span text:style-name="T130">irection</text:span><text:span text:style-name="T132">s </text:span><text:span text:style-name="T243">(needed for second life talent)</text:span></text:p>
      <text:p text:style-name="P101"/>
      <text:p text:style-name="P24"><text:span text:style-name="T182"><text:tab/></text:span><text:span text:style-name="T147">Enemies </text:span><text:span text:style-name="T149">(kids) </text:span><text:span text:style-name="T147">animations </text:span><text:span text:style-name="T143">(</text:span><text:span text:style-name="T39">left</text:span><text:span text:style-name="T143"> and </text:span><text:span text:style-name="T39">right</text:span><text:span text:style-name="T143"> are </text:span><text:span text:style-name="T39">flopped animations</text:span><text:span text:style-name="T143">, </text:span><text:span text:style-name="T39">up/left</text:span><text:span text:style-name="T143"> and </text:span><text:span text:style-name="T39">up/right</text:span><text:span text:style-name="T143"> are </text:span><text:span text:style-name="T39">flopped animations</text:span><text:span text:style-name="T143"> and </text:span><text:span text:style-name="T39">down/left</text:span><text:span text:style-name="T143"> and </text:span><text:span text:style-name="T39">down/right</text:span><text:span text:style-name="T143"> are also </text:span><text:span text:style-name="T39">flopped animations</text:span><text:span text:style-name="T143">):</text:span></text:p>
      <text:p text:style-name="P28"><text:span text:style-name="T181"><text:tab/></text:span><text:span text:style-name="T30">8 move </text:span><text:span text:style-name="T72">(run) </text:span><text:span text:style-name="T30">directions</text:span></text:p>
      <text:p text:style-name="P110"><text:tab/>8 attack directions</text:p>
      <text:p text:style-name="P110"><text:tab/>8 Idle directions</text:p>
      <text:p text:style-name="P109"><text:span text:style-name="T5"><text:tab/>8 </text:span><text:span text:style-name="T122">waving</text:span><text:span text:style-name="T5"> directions </text:span><text:span text:style-name="T163">(when two kids face each other </text:span><text:span text:style-name="T175">and only in this case</text:span><text:span text:style-name="T163">, they </text:span><text:span text:style-name="T164">forget about the Alien and </text:span><text:span text:style-name="T163">stop </text:span><text:span text:style-name="T164">running</text:span><text:span text:style-name="T163"> then wave at each other </text:span><text:span text:style-name="T164">for a couple of seconds </text:span><text:span text:style-name="T163">then resume moving)</text:span><text:span text:style-name="T122"> – </text:span><text:span text:style-name="T123">only </text:span><text:span text:style-name="T124">throwing booger </text:span><text:span text:style-name="T125">kids</text:span><text:span text:style-name="T124">, spitting </text:span><text:span text:style-name="T125">kids, </text:span><text:span text:style-name="T126">crying kids and</text:span><text:span text:style-name="T124"> </text:span><text:span text:style-name="T123">kids </text:span><text:span text:style-name="T124">with sticks</text:span><text:span text:style-name="T127">.</text:span></text:p>
      <text:p text:style-name="P29"/>
      <text:p text:style-name="P30"><text:span text:style-name="T190"><text:tab/></text:span><text:span text:style-name="T148">Teacher </text:span><text:span text:style-name="T147">animations </text:span><text:span text:style-name="T143">(</text:span><text:span text:style-name="T39">left</text:span><text:span text:style-name="T143"> and </text:span><text:span text:style-name="T39">right</text:span><text:span text:style-name="T143"> are </text:span><text:span text:style-name="T39">flopped animations</text:span><text:span text:style-name="T143">, </text:span><text:span text:style-name="T39">up/left</text:span><text:span text:style-name="T143"> and </text:span><text:span text:style-name="T39">up/right</text:span><text:span text:style-name="T143"> are </text:span><text:span text:style-name="T39">flopped animations</text:span><text:span text:style-name="T143"> and </text:span><text:span text:style-name="T39">down/left</text:span><text:span text:style-name="T143"> and </text:span><text:span text:style-name="T39">down/right</text:span><text:span text:style-name="T143"> are also </text:span><text:span text:style-name="T39">flopped animations</text:span><text:span text:style-name="T143">):</text:span></text:p>
      <text:p text:style-name="P30"><text:span text:style-name="T208"><text:tab/></text:span><text:span text:style-name="T93">8 Idle/</text:span><text:span text:style-name="T94">checking</text:span><text:span text:style-name="T93"> directions</text:span></text:p>
      <text:p text:style-name="P27"><text:span text:style-name="T195"><text:tab/></text:span><text:span text:style-name="T30">8 </text:span><text:span text:style-name="T70">run</text:span><text:span text:style-name="T30"> directions</text:span></text:p>
      <text:p text:style-name="P50"><text:span text:style-name="T137"><text:tab/></text:span><text:span text:style-name="T30">8 “</text:span><text:span text:style-name="T70">stop fighting”</text:span><text:span text:style-name="T30"> directions</text:span></text:p>
      <text:p text:style-name="P111"><text:tab/></text:p>
      <text:p text:style-name="P50"/>
      <text:p text:style-name="P31"><text:span text:style-name="T210"><text:tab/></text:span><text:span text:style-name="T144">Enem</text:span><text:span text:style-name="T149">y</text:span><text:span text:style-name="T144"> behavior</text:span><text:span text:style-name="T149">s</text:span><text:span text:style-name="T144">:</text:span></text:p>
      <text:p text:style-name="P102"><text:soft-page-break/></text:p>
      <text:p text:style-name="P51"><text:span text:style-name="T137"><text:tab/></text:span><text:span text:style-name="T141">Followers </text:span><text:span text:style-name="T153">and stoppers and followers, etc.:</text:span></text:p>
      <text:p text:style-name="P61"><text:span text:style-name="T20"><text:tab/><text:tab/>Throwing </text:span><text:span text:style-name="T26">B</text:span><text:span text:style-name="T20">ooger </text:span><text:span text:style-name="T26">K</text:span><text:span text:style-name="T20">ids </text:span><text:span text:style-name="T225">(run randomly then stop then resume… Until they detect the Alien and then follow him to throw projectile at him </text:span><text:span text:style-name="T234">but stay in range</text:span><text:span text:style-name="T225">). </text:span><text:span text:style-name="T245">They throw up to 5 boogers until going away for 3 seconds.</text:span></text:p>
      <text:p text:style-name="P61"><text:span text:style-name="T20"><text:tab/><text:tab/>Spitting </text:span><text:span text:style-name="T26">K</text:span><text:span text:style-name="T20">ids </text:span><text:span text:style-name="T225">(run randomly then stop then resume… Until they detect the Alien and then follow him to throw projectile at him </text:span><text:span text:style-name="T234">but stay in range</text:span><text:span text:style-name="T225">). </text:span><text:span text:style-name="T245">When the Alien’s hit, they go away for 3 seconds.</text:span></text:p>
      <text:p text:style-name="P60"><text:span text:style-name="T20"><text:tab/></text:span><text:span text:style-name="T184">Followers:</text:span></text:p>
      <text:p text:style-name="P60"><text:span text:style-name="T20"><text:tab/><text:tab/>Kids </text:span><text:span text:style-name="T26">W</text:span><text:span text:style-name="T20">ith </text:span><text:span text:style-name="T26">S</text:span><text:span text:style-name="T20">ticks </text:span><text:span text:style-name="T225">(run randomly then stop then resume… Until they detect the Alien and then follow him to </text:span><text:span text:style-name="T234">beat the hell out of him</text:span><text:span text:style-name="T225">). </text:span><text:span text:style-name="T245">They never stop attacking if the Alien is at reach. If not, they try to reach him.</text:span></text:p>
      <text:p text:style-name="P60"/>
      <text:p text:style-name="P60"><text:span text:style-name="T27"><text:tab/></text:span><text:span text:style-name="T149">Somewhat r</text:span><text:span text:style-name="T152">andom</text:span><text:span text:style-name="T144">:</text:span></text:p>
      <text:p text:style-name="P60"><text:span text:style-name="T184"><text:tab/><text:tab/></text:span><text:span text:style-name="T26">Vomiting </text:span><text:span text:style-name="T27">K</text:span><text:span text:style-name="T26">ids </text:span><text:span text:style-name="T225">(</text:span><text:span text:style-name="T234">run</text:span><text:span text:style-name="T225"> randomly then stop to vomit then resume </text:span><text:span text:style-name="T234">but stay in range</text:span><text:span text:style-name="T225">). </text:span><text:span text:style-name="T245">They never commit in long or short range attacks.</text:span></text:p>
      <text:p text:style-name="P64"><text:span text:style-name="T26"><text:tab/><text:tab/></text:span><text:span text:style-name="T68">Crying Kids</text:span><text:span text:style-name="T226"> </text:span><text:span text:style-name="T225">(run randomly then stop to cry </text:span><text:span text:style-name="T227">for </text:span><text:span text:style-name="T245">3</text:span><text:span text:style-name="T227"> seconds </text:span><text:span text:style-name="T245">then</text:span><text:span text:style-name="T225"> resume… Until the Alien is detected and then </text:span><text:span text:style-name="T245">they </text:span><text:span text:style-name="T225">try to reach him for a good kicking session.</text:span><text:span text:style-name="T246"> </text:span><text:span text:style-name="T245">They </text:span><text:span text:style-name="T246">go away only after hitting the Alien </text:span><text:span text:style-name="T247">3</text:span><text:span text:style-name="T246"> times </text:span><text:span text:style-name="T245">then resume.</text:span></text:p>
      <text:p text:style-name="P62"><text:span text:style-name="T26"><text:tab/></text:span><text:span text:style-name="T198"><text:tab/></text:span><text:span text:style-name="T21">T</text:span><text:span text:style-name="T30">eacher</text:span><text:span text:style-name="T182"> </text:span><text:span text:style-name="T225">(Stays where she is then runs somewhere else then resume… Until she detects a </text:span><text:span text:style-name="T245">short ranged </text:span><text:span text:style-name="T225">fight between kids and the Alien </text:span><text:span text:style-name="T228">and tries to take place between kids and the Alien </text:span><text:span text:style-name="T234">(eventually)</text:span><text:span text:style-name="T228"> </text:span><text:span text:style-name="T234">forcing a way between colliders </text:span><text:span text:style-name="T228">– </text:span><text:span text:style-name="T369">(see </text:span><text:span text:style-name="T370">*1</text:span><text:span text:style-name="T371"> </text:span><text:span text:style-name="T369">above)</text:span><text:span text:style-name="T225">)</text:span></text:p>
      <text:p text:style-name="P89"/>
      <text:p text:style-name="P89"/>
      <text:p text:style-name="P59"><text:tab/><text:span text:style-name="T341">The </text:span><text:span text:style-name="T82">game starts</text:span><text:span text:style-name="T341"> with </text:span><text:span text:style-name="T82">1 </text:span><text:span text:style-name="T83">T</text:span><text:span text:style-name="T82">eacher</text:span><text:span text:style-name="T221"> </text:span><text:span text:style-name="T222">(only 1 per game)</text:span><text:span text:style-name="T341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41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41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41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41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 </text:span><text:span text:style-name="T234">spawning randomly on the map</text:span><text:span text:style-name="T101">. </text:span><text:span text:style-name="T117">Eventually from spawning points defined before hands too.</text:span></text:p>
      <text:p text:style-name="P59"/>
      <text:p text:style-name="P59"><text:tab/><text:span text:style-name="T101">After 5 seconds of game, e</text:span><text:span text:style-name="T82">very </text:span><text:span text:style-name="T116">2</text:span><text:span text:style-name="T82"> seconds 1 kid </text:span><text:span text:style-name="T90">spawns </text:span><text:span text:style-name="T91">in the field </text:span><text:span text:style-name="T90">(outside of the screen). </text:span><text:span text:style-name="T58">It doesn’t apply when the Alien dies and until he revives after using Second Life talent</text:span><text:span text:style-name="T341">:</text:span></text:p>
      <text:p text:style-name="P59"/>
      <text:p text:style-name="P59"><text:tab/><text:span text:style-name="T262">Chances of spawning:</text:span></text:p>
      <text:p text:style-name="P59"><text:tab/><text:tab/><text:span text:style-name="T342">Spitting Kid: </text:span><text:span text:style-name="T11">25</text:span><text:span text:style-name="T12">%</text:span></text:p>
      <text:p text:style-name="P59"><text:tab/><text:tab/><text:span text:style-name="T342">Kid with Stick: </text:span><text:span text:style-name="T11">3</text:span><text:span text:style-name="T12">0%</text:span></text:p>
      <text:p text:style-name="P59"><text:tab/><text:tab/><text:span text:style-name="T341">Throwing Booger Kid: </text:span><text:span text:style-name="T83">1</text:span><text:span text:style-name="T116">9</text:span><text:span text:style-name="T83">%</text:span></text:p>
      <text:p text:style-name="P59"><text:span text:style-name="T341"><text:tab/><text:tab/>Crying Kid: </text:span><text:span text:style-name="T83">1</text:span><text:span text:style-name="T116">3</text:span><text:span text:style-name="T83">%</text:span></text:p>
      <text:p text:style-name="P59"><text:span text:style-name="T341"><text:tab/><text:tab/>Vomiting Kid: </text:span><text:span text:style-name="T83">1</text:span><text:span text:style-name="T116">3</text:span><text:span text:style-name="T83">%</text:span></text:p>
      <text:p text:style-name="P59"><text:soft-page-break/></text:p>
      <text:p text:style-name="P95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6">They stop waving at each other after 3 seconds then resume… <text:s/></text:span></text:p>
      <text:p text:style-name="P89"/>
      <text:p text:style-name="P90"><text:span text:style-name="T285"><text:tab/></text:span><text:span text:style-name="T36">Enemies detection colliders will have a somewhat random size </text:span><text:span text:style-name="T116">(about 10%)</text:span><text:span text:style-name="T134">.</text:span></text:p>
      <text:p text:style-name="P93"/>
      <text:p text:style-name="P94"><text:span text:style-name="T331"><text:tab/></text:span><text:span text:style-name="T80">Kids don’t wave while fighting.</text:span></text:p>
      <text:p text:style-name="P90"/>
      <text:p text:style-name="P90"><text:tab/><text:span text:style-name="T63">Kids are slower than </text:span><text:span text:style-name="T71">the </text:span><text:span text:style-name="T63">Alien</text:span><text:span text:style-name="T304"> and </text:span><text:span text:style-name="T328">the </text:span><text:span text:style-name="T63">teacher </text:span><text:span text:style-name="T71">is</text:span><text:span text:style-name="T63"> faster than </text:span><text:span text:style-name="T71">the </text:span><text:span text:style-name="T63">Alien</text:span><text:span text:style-name="T135">.</text:span></text:p>
      <text:p text:style-name="P90"/>
      <text:p text:style-name="P92"><text:tab/><text:span text:style-name="T332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92"/>
      <text:p text:style-name="P92"><text:span text:style-name="T288"><text:tab/></text:span><text:span text:style-name="T75">K</text:span><text:span text:style-name="T74">ids </text:span><text:span text:style-name="T75">and teacher avoid</text:span><text:span text:style-name="T74"> vomit puddles.</text:span></text:p>
      <text:p text:style-name="P99"/>
      <text:p text:style-name="P99"><text:tab/><text:span text:style-name="T261">What follows could very be more or less obsolete by the time the project really starts.</text:span></text:p>
      <text:p text:style-name="P99"/>
      <text:p text:style-name="P119"><text:tab/>Kids with Sticks have 4 colliders:</text:p>
      <text:p text:style-name="P97"><text:span text:style-name="T87"><text:tab/><text:tab/></text:span><text:span text:style-name="T74">1 obstacle collider</text:span><text:span text:style-name="T332"> (for background, vomit, </text:span><text:span text:style-name="T343">other </text:span><text:span text:style-name="T332">kids, teacher and Alien).</text:span></text:p>
      <text:p text:style-name="P97"><text:tab/><text:tab/><text:span text:style-name="T74">1 Alien detection collider</text:span><text:span text:style-name="T332">.</text:span></text:p>
      <text:p text:style-name="P97"><text:tab/><text:tab/><text:span text:style-name="T74">1 waving collider</text:span><text:span text:style-name="T332">.</text:span></text:p>
      <text:p text:style-name="P97"><text:tab/><text:tab/><text:span text:style-name="T87">1 attack collider</text:span><text:span text:style-name="T362">.</text:span></text:p>
      <text:p text:style-name="P97"/>
      <text:p text:style-name="P97"><text:span text:style-name="T362"><text:tab/></text:span><text:span text:style-name="T87">Spitting Kids have 4 colliders:</text:span></text:p>
      <text:p text:style-name="P97"><text:span text:style-name="T87"><text:tab/><text:tab/></text:span><text:span text:style-name="T74">1 obstacle collider</text:span><text:span text:style-name="T332"> (for background, vomit, </text:span><text:span text:style-name="T343">other </text:span><text:span text:style-name="T332">kids, teacher and Alien).</text:span></text:p>
      <text:p text:style-name="P97"><text:tab/><text:tab/><text:span text:style-name="T74">1 Alien detection collider</text:span><text:span text:style-name="T332">.</text:span></text:p>
      <text:p text:style-name="P97"><text:tab/><text:tab/><text:span text:style-name="T74">1 waving collider</text:span><text:span text:style-name="T332">.</text:span></text:p>
      <text:p text:style-name="P97"><text:span text:style-name="T362"><text:tab/><text:tab/></text:span><text:span text:style-name="T87">1 emitter point for their projectiles</text:span><text:span text:style-name="T362">.</text:span></text:p>
      <text:p text:style-name="P97"/>
      <text:p text:style-name="P97"><text:tab/><text:span text:style-name="T87">Throwing Booger Kids have 4 colliders:</text:span></text:p>
      <text:p text:style-name="P97"><text:span text:style-name="T87"><text:tab/><text:tab/></text:span><text:span text:style-name="T74">1 obstacle collider</text:span><text:span text:style-name="T332"> (for background, vomit, </text:span><text:span text:style-name="T343">other </text:span><text:span text:style-name="T332">kids, teacher and Alien).</text:span></text:p>
      <text:p text:style-name="P97"><text:tab/><text:tab/><text:span text:style-name="T74">1 Alien detection collider</text:span><text:span text:style-name="T332">.</text:span></text:p>
      <text:p text:style-name="P97"><text:tab/><text:tab/><text:span text:style-name="T74">1 waving collider</text:span><text:span text:style-name="T332">.</text:span></text:p>
      <text:p text:style-name="P97"><text:span text:style-name="T362"><text:tab/><text:tab/></text:span><text:span text:style-name="T87">1 emitter point for their projectiles</text:span><text:span text:style-name="T362">.</text:span></text:p>
      <text:p text:style-name="P97"/>
      <text:p text:style-name="P98"><text:tab/><text:span text:style-name="T88">Vomiting</text:span><text:span text:style-name="T87"> Kids have </text:span><text:span text:style-name="T89">2</text:span><text:span text:style-name="T87"> colliders:</text:span></text:p>
      <text:p text:style-name="P98"><text:span text:style-name="T87"><text:tab/><text:tab/></text:span><text:span text:style-name="T74">1 obstacle collider</text:span><text:span text:style-name="T332"> (for background, vomit, </text:span><text:span text:style-name="T343">other </text:span><text:span text:style-name="T332">kids, teacher and Alien).</text:span></text:p>
      <text:p text:style-name="P98"><text:soft-page-break/><text:tab/><text:tab/><text:span text:style-name="T88">1</text:span><text:span text:style-name="T78"> collider</text:span><text:span text:style-name="T339"> to </text:span><text:span text:style-name="T78">never unleash a vomit puddle that intersects with the background </text:span><text:span text:style-name="T86">colliders</text:span><text:span text:style-name="T362">.</text:span></text:p>
      <text:p text:style-name="P98"/>
      <text:p text:style-name="P98"><text:span text:style-name="T362"><text:tab/></text:span><text:span text:style-name="T88">Crying</text:span><text:span text:style-name="T87"> Kids have </text:span><text:span text:style-name="T101">4</text:span><text:span text:style-name="T88"> </text:span><text:span text:style-name="T87">colliders:</text:span></text:p>
      <text:p text:style-name="P98"><text:span text:style-name="T87"><text:tab/><text:tab/></text:span><text:span text:style-name="T74">1 obstacle collider</text:span><text:span text:style-name="T332"> (for background, vomit, </text:span><text:span text:style-name="T343">other </text:span><text:span text:style-name="T332">kids, teacher and Alien).</text:span></text:p>
      <text:p text:style-name="P98"><text:tab/><text:tab/><text:span text:style-name="T88">1 c</text:span><text:span text:style-name="T78">ollider to detect if they are close enough to the Alien to start kicking him.</text:span></text:p>
      <text:p text:style-name="P98"><text:tab/><text:tab/><text:span text:style-name="T74">1 waving collider</text:span><text:span text:style-name="T332">.</text:span></text:p>
      <text:p text:style-name="P98"><text:span text:style-name="T362"><text:tab/><text:tab/></text:span><text:span text:style-name="T88">1 attack </text:span><text:span text:style-name="T86">collider</text:span><text:span text:style-name="T362">.</text:span></text:p>
      <text:p text:style-name="P91"/>
      <text:p text:style-name="P91"><text:tab/><text:span text:style-name="T75">The </text:span><text:span text:style-name="T89">T</text:span><text:span text:style-name="T75">eacher has 2 colliders:</text:span></text:p>
      <text:p text:style-name="P92"><text:tab/><text:tab/><text:span text:style-name="T74">1 obstacle collider</text:span><text:span text:style-name="T332"> (for background, vomit, kids and the Alien).</text:span></text:p>
      <text:p text:style-name="P92"><text:span text:style-name="T332"><text:tab/><text:tab/></text:span><text:span text:style-name="T74">1 </text:span><text:span text:style-name="T76">fight </text:span><text:span text:style-name="T74">detection collider </text:span><text:span text:style-name="T86">(!)</text:span><text:span text:style-name="T332">.</text:span></text:p>
      <text:p text:style-name="P92"/>
      <text:p text:style-name="P92"><text:tab/><text:span text:style-name="T75">The </text:span><text:span text:style-name="T89">A</text:span><text:span text:style-name="T75">lien has 2 colliders:</text:span></text:p>
      <text:p text:style-name="P92"><text:tab/><text:tab/><text:span text:style-name="T75">1 obstacle collider</text:span><text:span text:style-name="T74"> </text:span><text:span text:style-name="T332">(for background, kids </text:span><text:span text:style-name="T333">and</text:span><text:span text:style-name="T332"> the teacher).</text:span></text:p>
      <text:p text:style-name="P92"><text:tab/><text:tab/><text:span text:style-name="T75">1 “get hit” collider</text:span><text:span text:style-name="T333">.</text:span></text:p>
      <text:p text:style-name="P92"/>
      <text:p text:style-name="P92"><text:tab/><text:span text:style-name="T99">When a projectile hits the Alien, the projectile</text:span><text:span text:style-name="T101"> </text:span><text:span text:style-name="T99">flas</text:span><text:span text:style-name="T101">h</text:span><text:span text:style-name="T104">es</text:span><text:span text:style-name="T99"> white </text:span><text:span text:style-name="T116">at contact </text:span><text:span text:style-name="T99">then disappear</text:span><text:span text:style-name="T101">s</text:span><text:span text:style-name="T377">.</text:span></text:p>
      <text:p text:style-name="P92"/>
      <text:p text:style-name="P10">About screen shaders</text:p>
      <text:p text:style-name="P13"/>
      <text:p text:style-name="P73"><text:tab/><text:span text:style-name="T115">The game starts with </text:span><text:span text:style-name="T114">a random Game_Overlay</text:span><text:span text:style-name="T403"> (without launching animations)</text:span><text:span text:style-name="T380">.</text:span></text:p>
      <text:p text:style-name="P74"><text:span text:style-name="T380"><text:tab/></text:span><text:span text:style-name="T55">We always have CRT_Overlay.tscn on top of everything.</text:span></text:p>
      <text:p text:style-name="P76"><text:tab/>Death.tscn hits without any transition and the Game_Overlay used gets back to its default value (otherwise we won’t be able to read).</text:p>
      <text:p text:style-name="P73"><text:tab/><text:span text:style-name="T381">No</text:span><text:span text:style-name="T380"> transition between menu screens. </text:span><text:span text:style-name="T359">Well, now there is to please Geoff (and I don’t mind at all). ;-</text:span><text:span text:style-name="T360">)</text:span></text:p>
      <text:p text:style-name="P73"/>
      <text:p text:style-name="P73"/>
      <text:p text:style-name="P73"><text:tab/><text:span text:style-name="T108">Now game overlay scenes incorporate AnimationPlayers so no code is needed </text:span><text:span text:style-name="T56">except</text:span><text:span text:style-name="T108"> for Game_overlay_1.tscn as we have to randomly choose if Aberration, Brightness, Saturation and Contrast go toward positive or negative values.</text:span><text:span text:style-name="T49"/></text:p>
      <text:p text:style-name="P75"/>
      <text:p text:style-name="P73"><text:tab/><text:span text:style-name="T323">NOTE: a</text:span><text:span text:style-name="T324">s it is, the transition scene doesn’t cross fades between two playing scenes but between a screenshot of the active scene that will replace the scene and the following scene. That’s not “</text:span><text:span text:style-name="T325">perfect”</text:span><text:span text:style-name="T324"> (I don’t know how to cross fade between t</text:span><text:span text:style-name="T323">w</text:span><text:span text:style-name="T324">o “active scenes”. Is there </text:span><text:span text:style-name="T325">even </text:span><text:span text:style-name="T324">a way to do that without asking too much to the GPU?</text:span></text:p>
      <text:p text:style-name="P14"/>
      <text:p text:style-name="P9">“Script” of a game</text:p>
      <text:p text:style-name="P77"/>
      <text:p text:style-name="P80"><text:tab/>Contrary to what you can hear in the “demo”, the music <text:span text:style-name="T396">shouldn’t</text:span> be interrupted by changing menu screens. <text:span text:style-name="T396">The same music (MENUS.wav) plays until the game itself.</text:span></text:p>
      <text:p text:style-name="P77"/>
      <text:p text:style-name="P81"><text:tab/><text:span text:style-name="T379">When starting </text:span><text:span text:style-name="T381">a </text:span><text:span text:style-name="T379">game (using </text:span><text:span text:style-name="T381">the </text:span><text:span text:style-name="T379">Beam me down, Gudrun! Button), we’ll use the transition screen to go to the game itself. Music will cross fade from music of the menus to the game music </text:span><text:span text:style-name="T381">while the transition screen plays</text:span><text:span text:style-name="T379"> (starting with INTRO_GAME.wav music then pl</text:span><text:span text:style-name="T404">a</text:span><text:span text:style-name="T379">ying the INGAME.wav music in loop).</text:span></text:p>
      <text:p text:style-name="P77"/>
      <text:p text:style-name="P77"><text:tab/><text:span text:style-name="T379">Death screen will hit without any transition. When hitting the A button on this screen we’ll use the transition screen again and cross fading music from here </text:span><text:span text:style-name="T380">back </text:span><text:span text:style-name="T379">to the game (just as described above) </text:span><text:span text:style-name="T404">with the same Game_overlay</text:span><text:span text:style-name="T379">. </text:span><text:span text:style-name="T405">Any other button will bring back the Menu scene (Menu.tscn) </text:span><text:span text:style-name="T406">with</text:span><text:span text:style-name="T407">out</text:span><text:span text:style-name="T406"> the transition </text:span><text:span text:style-name="T407">in order to change the game overlay!</text:span></text:p>
      <text:p text:style-name="P77"/>
      <text:p text:style-name="P11">About Menus <text:span text:style-name="T393">(and hidden talent</text:span><text:span text:style-name="T403">s</text:span><text:span text:style-name="T393">)</text:span></text:p>
      <text:p text:style-name="P78"/>
      <text:p text:style-name="P78"><text:tab/><text:span text:style-name="T388">After going one time to the </text:span><text:span text:style-name="T106">Credits.tscn</text:span><text:span text:style-name="T388"> </text:span><text:span text:style-name="T393">and </text:span><text:span text:style-name="T391">back</text:span><text:span text:style-name="T388"> to the previous menu (Menu.tscn)</text:span><text:span text:style-name="T391"> </text:span><text:span text:style-name="T388">then appears the new </text:span><text:span text:style-name="T106">(x)</text:span><text:span text:style-name="T388"> option that allows the player to access the Dialogue.tscn.</text:span></text:p>
      <text:p text:style-name="P82"/>
      <text:p text:style-name="P78"/>
      <text:p text:style-name="P46"><text:span text:style-name="T47">CONDITION to UNLOCK </text:span><text:span text:style-name="T50">Zufällig</text:span><text:span text:style-name="T47">:</text:span></text:p>
      <text:p text:style-name="P113"/>
      <text:p text:style-name="P86"><text:span text:style-name="T268"><text:tab/></text:span><text:span text:style-name="T211">Watching</text:span><text:span text:style-name="T95"> Dialogue.tscn </text:span><text:span text:style-name="T48">entirely</text:span><text:span text:style-name="T199">.</text:span></text:p>
      <text:p text:style-name="P86"/>
      <text:p text:style-name="P86"/>
      <text:p text:style-name="P120"><text:span text:style-name="T402">You </text:span>just <text:span text:style-name="T402">can’t unlock these </text:span>before<text:span text:style-name="T402"> unlocking Zufällig:</text:span></text:p>
      <text:p text:style-name="P86"/>
      <text:p text:style-name="P86"/>
      <text:p text:style-name="P46"><text:span text:style-name="T47">CONDITIONS to UNLOCK </text:span><text:span text:style-name="T51">Kotzsicher</text:span><text:span text:style-name="T47">:</text:span></text:p>
      <text:p text:style-name="P114"/>
      <text:p text:style-name="P83"><text:span text:style-name="T199"><text:tab/></text:span><text:span text:style-name="T212">Dying after </text:span><text:span text:style-name="T213">15</text:span><text:span text:style-name="T212"> seconds.</text:span></text:p>
      <text:p text:style-name="P83"/>
      <text:p text:style-name="P47"><text:span text:style-name="T47">CONDITIONS to UNLOCK </text:span><text:span text:style-name="T52">Bullet time</text:span><text:span text:style-name="T47">:</text:span></text:p>
      <text:p text:style-name="P117"/>
      <text:p text:style-name="P85"><text:span text:style-name="T199"><text:tab/></text:span><text:span text:style-name="T212">Dying after </text:span><text:span text:style-name="T215">30</text:span><text:span text:style-name="T212"> seconds.</text:span></text:p>
      <text:p text:style-name="P83"/>
      <text:p text:style-name="P46"><text:span text:style-name="T47">CONDITIONS to UNLOCK </text:span><text:span text:style-name="T53">Geist</text:span><text:span text:style-name="T47">:</text:span></text:p>
      <text:p text:style-name="P115"/>
      <text:p text:style-name="P83"><text:span text:style-name="T199"><text:tab/></text:span><text:span text:style-name="T212">Dying after </text:span><text:span text:style-name="T215">45</text:span><text:span text:style-name="T212"> seconds.</text:span></text:p>
      <text:p text:style-name="P84"/>
      <text:p text:style-name="P46"><text:span text:style-name="T47">CONDITIONS to UNLOCK</text:span><text:span text:style-name="T54"> Der Techniker</text:span><text:span text:style-name="T47">:</text:span></text:p>
      <text:p text:style-name="P116"/>
      <text:p text:style-name="P87"><text:span text:style-name="T199"><text:tab/></text:span><text:span text:style-name="T212">Dying after </text:span><text:span text:style-name="T214">60</text:span><text:span text:style-name="T212"> seconds.</text:span></text:p>
      <text:p text:style-name="P87"/>
      <text:p text:style-name="P127"><text:span text:style-name="T299">CONDITIONS to UNLOCK</text:span><text:span text:style-name="T300"> </text:span><text:span text:style-name="T301">Rücklauf</text:span></text:p>
      <text:p text:style-name="P128"><text:span text:style-name="T265">(if validated, we’ll exchange the list position with Der Techniker</text:span><text:span text:style-name="T266">:</text:span></text:p>
      <text:p text:style-name="P118"/>
      <text:p text:style-name="P88"><text:span text:style-name="T199"><text:tab/></text:span><text:span text:style-name="T212">Dying after </text:span><text:span text:style-name="T214">6</text:span><text:span text:style-name="T217">5</text:span><text:span text:style-name="T212"> seconds.</text:span></text:p>
      <text:p text:style-name="P8">Shaders</text:p>
      <text:p text:style-name="P16"/>
      <text:p text:style-name="P18"><text:tab/><text:span text:style-name="T128">The top overlay is CRT_Overla</text:span><text:span text:style-name="T133">y</text:span><text:span text:style-name="T128">.tscn and is always on!</text:span></text:p>
      <text:p text:style-name="P18"/>
      <text:p text:style-name="P18"><text:tab/><text:span text:style-name="T160">The game overlay </text:span><text:span text:style-name="T365">(</text:span><text:span text:style-name="T364">Game_Overlay_1</text:span><text:span text:style-name="T365">(</text:span><text:span text:style-name="T364">or 2 or 3 </text:span><text:span text:style-name="T367">or 4</text:span><text:span text:style-name="T365">)</text:span><text:span text:style-name="T364">.</text:span><text:span text:style-name="T365">tscn</text:span><text:span text:style-name="T364">)</text:span><text:span text:style-name="T160"> is </text:span><text:span text:style-name="T13">randomly</text:span><text:span text:style-name="T160"> selected </text:span><text:span text:style-name="T200">before the Title screen.</text:span><text:span text:style-name="T202"> Another one is eventually also </text:span><text:span text:style-name="T114">randomly</text:span><text:span text:style-name="T202"> selected just </text:span><text:span text:style-name="T200">before going back to Menu.tscn </text:span><text:span text:style-name="T201">(without transition screen)</text:span><text:span text:style-name="T200"> </text:span><text:span text:style-name="T201">after dying in game</text:span><text:span text:style-name="T202">. </text:span><text:span text:style-name="T114">Game overlay animations don’t start until the “real” game starts</text:span><text:span text:style-name="T180"> (after the teleportation of the Alien)…</text:span></text:p>
      <text:p text:style-name="P18"/>
      <text:p text:style-name="P19"><text:span text:style-name="T160"><text:tab/></text:span><text:span text:style-name="T173">If time comes, </text:span><text:span text:style-name="T366">Shutdown_Overlay.tscn</text:span><text:span text:style-name="T173"> is inserted </text:span><text:span text:style-name="T96">between</text:span><text:span text:style-name="T173"> the </text:span><text:span text:style-name="T96">game</text:span><text:span text:style-name="T173"> and </text:span><text:span text:style-name="T364">Game_Overlay_1</text:span><text:span text:style-name="T365">(</text:span><text:span text:style-name="T364">or 2 or 3 </text:span><text:span text:style-name="T367">or 4</text:span><text:span text:style-name="T365">)</text:span><text:span text:style-name="T364">.</text:span><text:span text:style-name="T365">tscn</text:span><text:span text:style-name="T172"> </text:span><text:span text:style-name="T97">AND </text:span><text:span text:style-name="T98">shader </text:span><text:span text:style-name="T97">values </text:span><text:span text:style-name="T118">of the game overlay </text:span><text:span text:style-name="T97">are reset instantly</text:span><text:span text:style-name="T174">. </text:span><text:span text:style-name="T176">Of course, that will depend on how the project is handled in Godot.</text:span></text:p>
      <text:p text:style-name="P12">Dialogue scene</text:p>
      <text:p text:style-name="P17"/>
      <text:p text:style-name="P79"><text:span text:style-name="T390"><text:tab/></text:span><text:span text:style-name="T264">Here’s the text in the Dialogue scene</text:span><text:span text:style-name="T390">, </text:span><text:span text:style-name="T392">(</text:span><text:span text:style-name="T395">heavily</text:span><text:span text:style-name="T392">) inspired by Alexandre Astier’s </text:span><text:span text:style-name="T408">dialogues in </text:span><text:span text:style-name="T392">Kaamelott</text:span><text:span text:style-name="T390">:</text:span></text:p>
      <text:p text:style-name="P79"/>
      <text:p text:style-name="P79"><text:span text:style-name="T242"><text:tab/>- Hail </text:span><text:span text:style-name="T239">Brünhild</text:span><text:span text:style-name="T242">!<text:line-break/><text:tab/>- Hail Hildegard, </text:span><text:span text:style-name="T240">O</text:span><text:span text:style-name="T242"> great </text:span><text:span text:style-name="T241">Tep</text:span><text:span text:style-name="T242">endicular of all!<text:line-break/><text:tab/>- </text:span><text:span text:style-name="T239">Brünhild</text:span><text:span text:style-name="T242">, we need you for a mission of the utmost importance this day, </text:span><text:span text:style-name="T240">O</text:span><text:span text:style-name="T242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40">this</text:span><text:span text:style-name="T242"> planet is on the verge of extinction. We need to...<text:line-break/><text:tab/>- Say no more O Hildegard, I'm </text:span><text:span text:style-name="T239">going</text:span><text:span text:style-name="T242"> immediately!</text:span></text:p>
      <text:p text:style-name="P3">Options</text:p>
      <text:p text:style-name="P54"/>
      <text:p text:style-name="P68"><text:tab/><text:span text:style-name="T294">Adding 1</text:span><text:span text:style-name="T192"> </text:span><text:span text:style-name="T187">more </text:span><text:span text:style-name="T192">difficulty mode </text:span><text:span text:style-name="T185">to the normal one</text:span><text:span text:style-name="T192">: </text:span><text:span text:style-name="T145">Super Hyper Mega </text:span><text:span text:style-name="T146">Hardcore</text:span><text:span text:style-name="T192"> (more enemies moving and attacking quickly, nerfed Alien skills, slower Alien, </text:span><text:span text:style-name="T188">enemies dealing more damage</text:span><text:span text:style-name="T192">).</text:span></text:p>
      <text:p text:style-name="P67"><text:span text:style-name="T192"><text:tab/></text:span><text:span text:style-name="T193">Up to 4 </text:span><text:span text:style-name="T194">Alien</text:span><text:span text:style-name="T186">s</text:span><text:span text:style-name="T193"> simultaneously </text:span><text:span text:style-name="T196">(bigger map)</text:span><text:span text:style-name="T193">.</text:span></text:p>
      <text:p text:style-name="P69"><text:span text:style-name="T137"><text:tab/></text:span><text:span text:style-name="T185">O</text:span><text:span text:style-name="T137">nline mode.</text:span></text:p>
      <text:p text:style-name="P69"><text:span text:style-name="T158"><text:tab/></text:span><text:span text:style-name="T272">Adding new Alien</text:span><text:span text:style-name="T308">s</text:span><text:span text:style-name="T272"> would be great.</text:span></text:p>
      <text:p text:style-name="P72"><text:tab/>Adding new skillls.</text:p>
      <text:p text:style-name="P66"><text:tab/><text:span text:style-name="T272">Adding new </text:span>enemies<text:span text:style-name="T272"> </text:span><text:span text:style-name="T294">(with new behaviors) </text:span><text:span text:style-name="T272">would be great </text:span>too<text:span text:style-name="T272">.</text:span></text:p>
      <text:p text:style-name="P58"><text:tab/>With a lot of courage, new maps would also be added…</text:p>
      <text:p text:style-name="P6">What we borrowed from the world outside:</text:p>
      <text:p text:style-name="P7"/>
      <text:p text:style-name="P103"><text:span text:style-name="T334">Assets from </text:span><text:a xlink:type="simple" xlink:href="http://animallogic.com/alab/" text:style-name="Internet_20_link" text:visited-style-name="Visited_20_Internet_20_Link">Animallogic</text:a></text:p>
      <text:p text:style-name="P103"><text:span text:style-name="T335">Fonts</text:span><text:span text:style-name="T334"> from </text:span><text:a xlink:type="simple" xlink:href="http://www.iconian.com/" text:style-name="Internet_20_link" text:visited-style-name="Visited_20_Internet_20_Link">Iconian Fonts</text:a></text:p>
      <text:p text:style-name="P123"><text:span text:style-name="T168">Sound</text:span><text:span text:style-name="T169">s</text:span><text:span text:style-name="T168"> from </text:span><text:a xlink:type="simple" xlink:href="http://www.mixkit.co/" text:style-name="Internet_20_link" text:visited-style-name="Visited_20_Internet_20_Link"><text:span text:style-name="T313">Mixkit.co</text:span></text:a><text:span text:style-name="T177">, </text:span><text:a xlink:type="simple" xlink:href="http://freesound.org/" text:style-name="Internet_20_link" text:visited-style-name="Visited_20_Internet_20_Link"><text:span text:style-name="T313">Freesound.org</text:span></text:a><text:span text:style-name="T178">, </text:span><text:a xlink:type="simple" xlink:href="http://www.quicksounds.com/" text:style-name="Internet_20_link" text:visited-style-name="Visited_20_Internet_20_Link"><text:span text:style-name="T338">Quicksounds.com</text:span></text:a></text:p>
      <text:p text:style-name="P122"><text:span text:style-name="T166">Video shaders by </text:span><text:a xlink:type="simple" xlink:href="http://twitter.com/ahopness/" text:style-name="Internet_20_link" text:visited-style-name="Visited_20_Internet_20_Link"><text:span text:style-name="T313">Ahopness</text:span></text:a><text:span text:style-name="T166"> </text:span><text:span text:style-name="T167">(original shaders by: </text:span><text:span text:style-name="T223">Timothy Lottes, Keijiro, Ehj1, FMS_Cat),</text:span><text:span text:style-name="T165"> </text:span><text:a xlink:type="simple" xlink:href="http://godotshaders.com/author/arlez80/" text:style-name="Internet_20_link" text:visited-style-name="Visited_20_Internet_20_Link"><text:span text:style-name="T313">Yui Kinomoto</text:span></text:a><text:span text:style-name="T179">, </text:span><text:a xlink:type="simple" xlink:href="http://godotshaders.com/author/pend00/" text:style-name="Internet_20_link" text:visited-style-name="Visited_20_Internet_20_Link"><text:span text:style-name="T337">Peter Höglund</text:span></text:a></text:p>
      <text:p text:style-name="P125"><text:a xlink:type="simple" xlink:href="http://www.youtube.com/@Gdquest" text:style-name="Internet_20_link" text:visited-style-name="Visited_20_Internet_20_Link"><text:span text:style-name="T375">S</text:span></text:a><text:span text:style-name="T375">tuff from </text:span><text:a xlink:type="simple" xlink:href="http://www.youtube.com/@PlayWithFurcifer" text:style-name="Internet_20_link" text:visited-style-name="Visited_20_Internet_20_Link"><text:span text:style-name="T382">Play</text:span><text:span text:style-name="T383">W</text:span><text:span text:style-name="T382">ithFurcifer</text:span></text:a><text:span text:style-name="T384">, </text:span><text:a xlink:type="simple" xlink:href="http://www.youtube.com/@jontopielski6227" text:style-name="Internet_20_link" text:visited-style-name="Visited_20_Internet_20_Link"><text:span text:style-name="T385">Jon Topielski</text:span></text:a><text:span text:style-name="T385">, </text:span></text:p>
      <text:p text:style-name="P124"/>
      <text:p text:style-name="P96">Did we forget something/<text:span text:style-name="T336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2-10T11:12:03.557000000</dc:date>
    <meta:editing-duration>P1DT12H41M8S</meta:editing-duration>
    <meta:editing-cycles>168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86" meta:word-count="2869" meta:character-count="17188" meta:non-whitespace-character-count="14291"/>
  </office:meta>
</office:document-meta>
</file>